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F000001C2000001C2EDC7B1B2.svg" manifest:media-type="image/svg+xml"/>
  <manifest:file-entry manifest:full-path="Pictures/100004DC000001A7000001A7BA12F38F.svg" manifest:media-type="image/svg+xml"/>
  <manifest:file-entry manifest:full-path="Pictures/1000023F000001C2000001C2CCBA5023.svg" manifest:media-type="image/svg+xml"/>
  <manifest:file-entry manifest:full-path="Pictures/10000315000001C2000001C259ACFA04.svg" manifest:media-type="image/svg+xml"/>
  <manifest:file-entry manifest:full-path="Pictures/1000016E000001C2000001C20ECB882F.svg" manifest:media-type="image/svg+xml"/>
  <manifest:file-entry manifest:full-path="Pictures/1000000100000018000000187529F3A4.png" manifest:media-type="image/png"/>
  <manifest:file-entry manifest:full-path="Pictures/100000010000001A0000001AB77A7C7E.png" manifest:media-type="image/png"/>
  <manifest:file-entry manifest:full-path="Pictures/100000010000001A0000001A3FC2791C.png" manifest:media-type="image/png"/>
  <manifest:file-entry manifest:full-path="Pictures/100000010000001A0000001A555500F7.png" manifest:media-type="image/png"/>
  <manifest:file-entry manifest:full-path="Pictures/10000207000001C2000001C219A1C613.svg" manifest:media-type="image/svg+xml"/>
  <manifest:file-entry manifest:full-path="Pictures/100000010000001A0000001A2EF37E03.png" manifest:media-type="image/png"/>
  <manifest:file-entry manifest:full-path="Pictures/1000019F000001C2000001C2C736EA96.svg" manifest:media-type="image/svg+xml"/>
  <manifest:file-entry manifest:full-path="Pictures/100000010000001A0000001AC45F9238.png" manifest:media-type="image/png"/>
  <manifest:file-entry manifest:full-path="Pictures/1000021E000001C2000001C2AEEBDCDB.svg" manifest:media-type="image/svg+xml"/>
  <manifest:file-entry manifest:full-path="Pictures/100000010000001A0000001A4D8FF6B4.png" manifest:media-type="image/png"/>
  <manifest:file-entry manifest:full-path="Pictures/10000223000001A7000001A7F43F58C7.svg" manifest:media-type="image/svg+xml"/>
  <manifest:file-entry manifest:full-path="Pictures/100000010000001800000018B578C032.png" manifest:media-type="image/png"/>
  <manifest:file-entry manifest:full-path="Pictures/100000010000001A0000001A039A5E3D.png" manifest:media-type="image/png"/>
  <manifest:file-entry manifest:full-path="Pictures/1000015E000001C2000001C2D7BA54D2.svg" manifest:media-type="image/svg+xml"/>
  <manifest:file-entry manifest:full-path="Pictures/100000010000001A0000001A84E6CA4D.png" manifest:media-type="image/png"/>
  <manifest:file-entry manifest:full-path="Pictures/1000041F000001C2000001C2C575DDE1.svg" manifest:media-type="image/svg+xml"/>
  <manifest:file-entry manifest:full-path="Pictures/100001C0000001C2000001C2CCA2D4F5.svg" manifest:media-type="image/svg+xml"/>
  <manifest:file-entry manifest:full-path="Pictures/100000010000001A0000001AF3FACE4F.png" manifest:media-type="image/png"/>
  <manifest:file-entry manifest:full-path="Pictures/100000010000001A0000001ABF96AC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0257in" style:rel-width="96%" fo:margin-top="0in" fo:margin-bottom="0.0785in" table:align="center"/>
    </style:style>
    <style:style style:name="Table1.A" style:family="table-column">
      <style:table-column-properties style:column-width="2.1299in" style:rel-column-width="2970*"/>
    </style:style>
    <style:style style:name="Table1.B" style:family="table-column">
      <style:table-column-properties style:column-width="4.8958in" style:rel-column-width="6827*"/>
    </style:style>
    <style:style style:name="Table1.A1" style:family="table-cell">
      <style:table-cell-properties fo:padding="0.0625in" fo:border-left="none" fo:border-right="none" fo:border-top="0.05pt solid #000000" fo:border-bottom="none"/>
    </style:style>
    <style:style style:name="Table1.A2" style:family="table-cell">
      <style:table-cell-properties style:vertical-align="top" fo:padding="0.0625in" fo:border="none"/>
    </style:style>
    <style:style style:name="Table1.A5" style:family="table-cell">
      <style:table-cell-properties fo:padding="0.0625in" fo:border-left="none" fo:border-right="none" fo:border-top="none" fo:border-bottom="0.05pt solid #000000"/>
    </style:style>
    <style:style style:name="Table1.B5" style:family="table-cell">
      <style:table-cell-properties fo:padding="0.0625in" fo:border-left="none" fo:border-right="none" fo:border-top="none" fo:border-bottom="0.05pt solid #000000"/>
    </style:style>
    <style:style style:name="Table2" style:family="table">
      <style:table-properties style:width="7.0257in" style:rel-width="96%" fo:margin-top="0in" fo:margin-bottom="0.0785in" table:align="center"/>
    </style:style>
    <style:style style:name="Table2.A" style:family="table-column">
      <style:table-column-properties style:column-width="2.1299in" style:rel-column-width="2970*"/>
    </style:style>
    <style:style style:name="Table2.B" style:family="table-column">
      <style:table-column-properties style:column-width="4.8958in" style:rel-column-width="6827*"/>
    </style:style>
    <style:style style:name="Table2.A1" style:family="table-cell">
      <style:table-cell-properties fo:padding="0.0625in" fo:border-left="none" fo:border-right="none" fo:border-top="0.05pt solid #000000" fo:border-bottom="none"/>
    </style:style>
    <style:style style:name="Table2.A2" style:family="table-cell">
      <style:table-cell-properties style:vertical-align="top" fo:padding="0.0625in" fo:border="none"/>
    </style:style>
    <style:style style:name="Table2.A10" style:family="table-cell">
      <style:table-cell-properties style:vertical-align="top" fo:padding="0.0625in" fo:border-left="none" fo:border-right="none" fo:border-top="none" fo:border-bottom="0.05pt solid #000000"/>
    </style:style>
    <style:style style:name="Table3" style:family="table">
      <style:table-properties style:width="7.0257in" style:rel-width="96%" fo:margin-top="0in" fo:margin-bottom="0.0785in" table:align="center"/>
    </style:style>
    <style:style style:name="Table3.A" style:family="table-column">
      <style:table-column-properties style:column-width="2.1299in" style:rel-column-width="2970*"/>
    </style:style>
    <style:style style:name="Table3.B" style:family="table-column">
      <style:table-column-properties style:column-width="4.8958in" style:rel-column-width="6827*"/>
    </style:style>
    <style:style style:name="Table3.A1" style:family="table-cell">
      <style:table-cell-properties fo:padding="0.0625in" fo:border-left="none" fo:border-right="none" fo:border-top="0.05pt solid #000000" fo:border-bottom="none"/>
    </style:style>
    <style:style style:name="Table3.A2" style:family="table-cell">
      <style:table-cell-properties style:vertical-align="top" fo:padding="0.0625in" fo:border="none"/>
    </style:style>
    <style:style style:name="Table3.A9" style:family="table-cell">
      <style:table-cell-properties fo:padding="0.0625in" fo:border-left="none" fo:border-right="none" fo:border-top="none" fo:border-bottom="0.05pt solid #000000"/>
    </style:style>
    <style:style style:name="Table3.B9" style:family="table-cell">
      <style:table-cell-properties fo:padding="0.0625in" fo:border-left="none" fo:border-right="none" fo:border-top="none" fo:border-bottom="0.05pt solid #000000"/>
    </style:style>
    <style:style style:name="Table4" style:family="table">
      <style:table-properties style:width="7.0257in" style:rel-width="96%" fo:margin-top="0in" fo:margin-bottom="0.0785in" table:align="center"/>
    </style:style>
    <style:style style:name="Table4.A" style:family="table-column">
      <style:table-column-properties style:column-width="2.1299in" style:rel-column-width="2970*"/>
    </style:style>
    <style:style style:name="Table4.B" style:family="table-column">
      <style:table-column-properties style:column-width="4.8958in" style:rel-column-width="6827*"/>
    </style:style>
    <style:style style:name="Table4.A1" style:family="table-cell">
      <style:table-cell-properties fo:padding="0.0625in" fo:border-left="none" fo:border-right="none" fo:border-top="0.05pt solid #000000" fo:border-bottom="none"/>
    </style:style>
    <style:style style:name="Table4.A2" style:family="table-cell">
      <style:table-cell-properties style:vertical-align="top" fo:padding="0.0625in" fo:border="none"/>
    </style:style>
    <style:style style:name="Table4.A26" style:family="table-cell">
      <style:table-cell-properties fo:padding="0.0625in" fo:border-left="none" fo:border-right="none" fo:border-top="none" fo:border-bottom="0.05pt solid #000000"/>
    </style:style>
    <style:style style:name="Table4.B26" style:family="table-cell">
      <style:table-cell-properties fo:padding="0.0625in" fo:border-left="none" fo:border-right="none" fo:border-top="none" fo:border-bottom="0.05pt solid #000000"/>
    </style:style>
    <style:style style:name="Table5" style:family="table">
      <style:table-properties style:width="7.0257in" style:rel-width="96%" fo:margin-top="0in" fo:margin-bottom="0.0785in" table:align="center"/>
    </style:style>
    <style:style style:name="Table5.A" style:family="table-column">
      <style:table-column-properties style:column-width="2.1299in" style:rel-column-width="2970*"/>
    </style:style>
    <style:style style:name="Table5.B" style:family="table-column">
      <style:table-column-properties style:column-width="4.8958in" style:rel-column-width="6827*"/>
    </style:style>
    <style:style style:name="Table5.A1" style:family="table-cell">
      <style:table-cell-properties fo:padding="0.0625in" fo:border-left="none" fo:border-right="none" fo:border-top="0.05pt solid #000000" fo:border-bottom="none"/>
    </style:style>
    <style:style style:name="Table5.A2" style:family="table-cell">
      <style:table-cell-properties style:vertical-align="top" fo:padding="0.0625in" fo:border="none"/>
    </style:style>
    <style:style style:name="Table5.A5" style:family="table-cell">
      <style:table-cell-properties fo:padding="0.0625in" fo:border-left="none" fo:border-right="none" fo:border-top="none" fo:border-bottom="0.05pt solid #000000"/>
    </style:style>
    <style:style style:name="Table5.B5" style:family="table-cell">
      <style:table-cell-properties fo:padding="0.0625in" fo:border-left="none" fo:border-right="none" fo:border-top="none" fo:border-bottom="0.05pt solid #000000"/>
    </style:style>
    <style:style style:name="Table6" style:family="table">
      <style:table-properties style:width="7.0257in" style:rel-width="96%" fo:margin-top="0in" fo:margin-bottom="0.0785in" table:align="center"/>
    </style:style>
    <style:style style:name="Table6.A" style:family="table-column">
      <style:table-column-properties style:column-width="2.1299in" style:rel-column-width="2970*"/>
    </style:style>
    <style:style style:name="Table6.B" style:family="table-column">
      <style:table-column-properties style:column-width="4.8958in" style:rel-column-width="6827*"/>
    </style:style>
    <style:style style:name="Table6.A1" style:family="table-cell">
      <style:table-cell-properties fo:padding="0.0625in" fo:border-left="none" fo:border-right="none" fo:border-top="0.05pt solid #000000" fo:border-bottom="none"/>
    </style:style>
    <style:style style:name="Table6.A2" style:family="table-cell">
      <style:table-cell-properties style:vertical-align="top" fo:padding="0.0625in" fo:border="none"/>
    </style:style>
    <style:style style:name="Table6.A4" style:family="table-cell">
      <style:table-cell-properties style:vertical-align="top" fo:padding="0.0625in" fo:border-left="none" fo:border-right="none" fo:border-top="none" fo:border-bottom="0.05pt solid #000000"/>
    </style:style>
    <style:style style:name="Table7" style:family="table">
      <style:table-properties style:width="7.0257in" style:rel-width="96%" fo:margin-top="0in" fo:margin-bottom="0.0785in" table:align="center"/>
    </style:style>
    <style:style style:name="Table7.A" style:family="table-column">
      <style:table-column-properties style:column-width="2.1299in" style:rel-column-width="2970*"/>
    </style:style>
    <style:style style:name="Table7.B" style:family="table-column">
      <style:table-column-properties style:column-width="4.8958in" style:rel-column-width="6827*"/>
    </style:style>
    <style:style style:name="Table7.A1" style:family="table-cell">
      <style:table-cell-properties fo:padding="0.0625in" fo:border-left="none" fo:border-right="none" fo:border-top="0.05pt solid #000000" fo:border-bottom="none"/>
    </style:style>
    <style:style style:name="Table7.A2" style:family="table-cell">
      <style:table-cell-properties style:vertical-align="top" fo:padding="0.0625in" fo:border="none"/>
    </style:style>
    <style:style style:name="Table7.A3" style:family="table-cell">
      <style:table-cell-properties fo:padding="0.0625in" fo:border-left="none" fo:border-right="none" fo:border-top="none" fo:border-bottom="0.05pt solid #000000"/>
    </style:style>
    <style:style style:name="Table7.B3" style:family="table-cell">
      <style:table-cell-properties fo:padding="0.0625in" fo:border-left="none" fo:border-right="none" fo:border-top="none" fo:border-bottom="0.05pt solid #000000"/>
    </style:style>
    <style:style style:name="Table8" style:family="table">
      <style:table-properties style:width="7.3188in" table:align="margins"/>
    </style:style>
    <style:style style:name="Table8.A" style:family="table-column">
      <style:table-column-properties style:column-width="2.1042in" style:rel-column-width="3030*"/>
    </style:style>
    <style:style style:name="Table8.B" style:family="table-column">
      <style:table-column-properties style:column-width="5.2146in" style:rel-column-width="7509*"/>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Text_20_body">
      <style:text-properties officeooo:rsid="000cf80a" officeooo:paragraph-rsid="000cf80a"/>
    </style:style>
    <style:style style:name="P6" style:family="paragraph" style:parent-style-name="OrgTableContentsLeft">
      <style:text-properties officeooo:paragraph-rsid="0004c3a0"/>
    </style:style>
    <style:style style:name="P7" style:family="paragraph" style:parent-style-name="OrgTableContentsLeft">
      <style:text-properties officeooo:paragraph-rsid="000918e9"/>
    </style:style>
    <style:style style:name="P8" style:family="paragraph" style:parent-style-name="OrgTableContentsLeft">
      <style:text-properties officeooo:paragraph-rsid="00098500"/>
    </style:style>
    <style:style style:name="P9" style:family="paragraph" style:parent-style-name="Standard">
      <style:text-properties officeooo:paragraph-rsid="00098500"/>
    </style:style>
    <style:style style:name="P10" style:family="paragraph" style:parent-style-name="OrgTableContentsLeft">
      <style:text-properties officeooo:paragraph-rsid="000bb0bb"/>
    </style:style>
    <style:style style:name="P11" style:family="paragraph" style:parent-style-name="OrgTableContentsLeft">
      <style:text-properties fo:font-weight="bold" officeooo:paragraph-rsid="000bb0bb" style:font-weight-asian="bold" style:font-weight-complex="bold"/>
    </style:style>
    <style:style style:name="P12" style:family="paragraph" style:parent-style-name="OrgVerse">
      <style:paragraph-properties fo:margin-left="0.4925in" fo:text-indent="0in" style:auto-text-indent="false"/>
    </style:style>
    <style:style style:name="P13" style:family="paragraph" style:parent-style-name="Text_20_body">
      <style:text-properties officeooo:paragraph-rsid="0008549f"/>
    </style:style>
    <style:style style:name="P14" style:family="paragraph" style:parent-style-name="Text_20_body">
      <style:text-properties officeooo:paragraph-rsid="000cf80a"/>
    </style:style>
    <style:style style:name="P15" style:family="paragraph" style:parent-style-name="Text_20_body">
      <style:text-properties officeooo:paragraph-rsid="00130425"/>
    </style:style>
    <style:style style:name="P16" style:family="paragraph" style:parent-style-name="Text_20_body">
      <style:text-properties officeooo:rsid="00130425" officeooo:paragraph-rsid="00130425"/>
    </style:style>
    <style:style style:name="P17" style:family="paragraph" style:parent-style-name="Heading_20_1">
      <style:text-properties officeooo:paragraph-rsid="00164228"/>
    </style:style>
    <style:style style:name="P18" style:family="paragraph" style:parent-style-name="Heading_20_1">
      <style:text-properties officeooo:paragraph-rsid="001a0bfc"/>
    </style:style>
    <style:style style:name="P19" style:family="paragraph" style:parent-style-name="Heading_20_2">
      <style:text-properties officeooo:rsid="000cf80a" officeooo:paragraph-rsid="000cf80a"/>
    </style:style>
    <style:style style:name="P20" style:family="paragraph" style:parent-style-name="Heading_20_2">
      <style:text-properties officeooo:paragraph-rsid="001a0bfc"/>
    </style:style>
    <style:style style:name="P21" style:family="paragraph" style:parent-style-name="Heading_20_2">
      <style:text-properties officeooo:rsid="001a0bfc" officeooo:paragraph-rsid="001a0bfc"/>
    </style:style>
    <style:style style:name="P22" style:family="paragraph" style:parent-style-name="Heading_20_2">
      <style:text-properties officeooo:rsid="001c6e1e" officeooo:paragraph-rsid="001c6e1e"/>
    </style:style>
    <style:style style:name="P23" style:family="paragraph" style:parent-style-name="Heading_20_2">
      <style:text-properties officeooo:rsid="001e3030" officeooo:paragraph-rsid="001e3030"/>
    </style:style>
    <style:style style:name="P24" style:family="paragraph" style:parent-style-name="Heading_20_2">
      <style:text-properties officeooo:rsid="001e9462" officeooo:paragraph-rsid="001e9462"/>
    </style:style>
    <style:style style:name="P25" style:family="paragraph" style:parent-style-name="Heading_20_3">
      <style:text-properties officeooo:rsid="0009c61d" officeooo:paragraph-rsid="0009c61d"/>
    </style:style>
    <style:style style:name="P26" style:family="paragraph" style:parent-style-name="OrgTableContentsLeft">
      <style:text-properties officeooo:paragraph-rsid="001a0bfc"/>
    </style:style>
    <style:style style:name="P27" style:family="paragraph" style:parent-style-name="OrgTableContentsLeft">
      <style:text-properties officeooo:rsid="001ab778" officeooo:paragraph-rsid="001ab778"/>
    </style:style>
    <style:style style:name="P28" style:family="paragraph" style:parent-style-name="OrgTableContentsRight">
      <style:paragraph-properties fo:text-align="start" style:justify-single-word="false"/>
      <style:text-properties officeooo:rsid="001ab778" officeooo:paragraph-rsid="001ab778"/>
    </style:style>
    <style:style style:name="P29" style:family="paragraph" style:parent-style-name="OrgTableContentsRight">
      <style:paragraph-properties fo:text-align="start" style:justify-single-word="false"/>
      <style:text-properties officeooo:rsid="001c6e1e" officeooo:paragraph-rsid="001c6e1e"/>
    </style:style>
    <style:style style:name="P30" style:family="paragraph" style:parent-style-name="Standard" style:list-style-name="L1"/>
    <style:style style:name="P31" style:family="paragraph" style:parent-style-name="Standard" style:list-style-name="L1">
      <style:text-properties officeooo:rsid="00068053" officeooo:paragraph-rsid="00068053"/>
    </style:style>
    <style:style style:name="P32" style:family="paragraph" style:parent-style-name="Text_20_body" style:list-style-name="OrgBulletedList"/>
    <style:style style:name="P33" style:family="paragraph" style:parent-style-name="Text_20_body" style:list-style-name="OrgBulletedList">
      <style:text-properties officeooo:paragraph-rsid="001c6e1e"/>
    </style:style>
    <style:style style:name="P34" style:family="paragraph" style:parent-style-name="Text_20_body" style:list-style-name="OrgBulletedList">
      <style:text-properties officeooo:paragraph-rsid="001e9462"/>
    </style:style>
    <style:style style:name="P35" style:family="paragraph" style:parent-style-name="Text_20_body" style:list-style-name="OrgBulletedList">
      <style:text-properties officeooo:paragraph-rsid="00205559"/>
    </style:style>
    <style:style style:name="P36" style:family="paragraph" style:parent-style-name="Text_20_body" style:list-style-name="L2">
      <style:text-properties officeooo:rsid="000cf80a" officeooo:paragraph-rsid="000cf80a"/>
    </style:style>
    <style:style style:name="P37" style:family="paragraph" style:parent-style-name="Text_20_body" style:list-style-name="L2">
      <style:text-properties officeooo:rsid="000db748" officeooo:paragraph-rsid="000db748"/>
    </style:style>
    <style:style style:name="P38" style:family="paragraph" style:parent-style-name="Text_20_body" style:list-style-name="L2">
      <style:text-properties officeooo:rsid="000db748" officeooo:paragraph-rsid="00113f95"/>
    </style:style>
    <style:style style:name="P39" style:family="paragraph" style:parent-style-name="Text_20_body">
      <style:text-properties officeooo:paragraph-rsid="001a0bfc"/>
    </style:style>
    <style:style style:name="P40" style:family="paragraph" style:parent-style-name="Text_20_body" style:list-style-name="L3">
      <style:text-properties officeooo:rsid="001e3030" officeooo:paragraph-rsid="001e3030"/>
    </style:style>
    <style:style style:name="P41" style:family="paragraph" style:parent-style-name="Text_20_body" style:list-style-name="L3">
      <style:text-properties officeooo:rsid="001e3030" officeooo:paragraph-rsid="001e9462"/>
    </style:style>
    <style:style style:name="P42" style:family="paragraph" style:parent-style-name="Text_20_body">
      <style:text-properties officeooo:paragraph-rsid="001e3030"/>
    </style:style>
    <style:style style:name="P43" style:family="paragraph" style:parent-style-name="Text_20_body" style:list-style-name="OrgBulletedList">
      <style:text-properties fo:font-weight="bold" officeooo:rsid="001e3030" officeooo:paragraph-rsid="001e3030" style:font-weight-asian="bold" style:font-weight-complex="bold"/>
    </style:style>
    <style:style style:name="P44" style:family="paragraph" style:parent-style-name="Text_20_body" style:list-style-name="OrgBulletedList">
      <style:text-properties fo:font-weight="bold" officeooo:rsid="001e9462" officeooo:paragraph-rsid="001e9462" style:font-weight-asian="bold" style:font-weight-complex="bold"/>
    </style:style>
    <style:style style:name="P45" style:family="paragraph" style:parent-style-name="Text_20_body" style:list-style-name="OrgBulletedList">
      <style:text-properties fo:font-weight="bold" officeooo:rsid="00205559" officeooo:paragraph-rsid="00205559" style:font-weight-asian="bold" style:font-weight-complex="bold"/>
    </style:style>
    <style:style style:name="P46" style:family="paragraph" style:parent-style-name="Text_20_body">
      <style:text-properties officeooo:paragraph-rsid="001e9462"/>
    </style:style>
    <style:style style:name="P47" style:family="paragraph" style:parent-style-name="Text_20_body" style:list-style-name="OrgBulletedList">
      <style:text-properties officeooo:rsid="00205559" officeooo:paragraph-rsid="00205559"/>
    </style:style>
    <style:style style:name="T1" style:family="text">
      <style:text-properties style:text-underline-style="solid" style:text-underline-width="auto" style:text-underline-color="font-color"/>
    </style:style>
    <style:style style:name="T2" style:family="text">
      <style:text-properties officeooo:rsid="0003d24f"/>
    </style:style>
    <style:style style:name="T3" style:family="text">
      <style:text-properties officeooo:rsid="0004c3a0"/>
    </style:style>
    <style:style style:name="T4" style:family="text">
      <style:text-properties officeooo:rsid="000839fa"/>
    </style:style>
    <style:style style:name="T5" style:family="text">
      <style:text-properties officeooo:rsid="0008549f"/>
    </style:style>
    <style:style style:name="T6" style:family="text">
      <style:text-properties officeooo:rsid="00098500"/>
    </style:style>
    <style:style style:name="T7" style:family="text">
      <style:text-properties fo:font-weight="bold" style:font-weight-asian="bold" style:font-weight-complex="bold"/>
    </style:style>
    <style:style style:name="T8" style:family="text">
      <style:text-properties fo:font-weight="bold" officeooo:rsid="00205559" style:font-weight-asian="bold" style:font-weight-complex="bold"/>
    </style:style>
    <style:style style:name="T9" style:family="text">
      <style:text-properties fo:font-weight="bold" fo:background-color="#dddddd" loext:char-shading-value="0" style:font-weight-asian="bold" style:font-weight-complex="bold"/>
    </style:style>
    <style:style style:name="T10" style:family="text">
      <style:text-properties officeooo:rsid="0009c61d"/>
    </style:style>
    <style:style style:name="T11" style:family="text">
      <style:text-properties fo:background-color="#dddddd" loext:char-shading-value="0"/>
    </style:style>
    <style:style style:name="T12" style:family="text">
      <style:text-properties officeooo:rsid="000bb0bb"/>
    </style:style>
    <style:style style:name="T13" style:family="text">
      <style:text-properties officeooo:rsid="000cf80a"/>
    </style:style>
    <style:style style:name="T14" style:family="text">
      <style:text-properties officeooo:rsid="000cf80a" fo:background-color="#b4c7dc" loext:char-shading-value="0"/>
    </style:style>
    <style:style style:name="T15" style:family="text">
      <style:text-properties fo:background-color="transparent" loext:char-shading-value="0"/>
    </style:style>
    <style:style style:name="T16" style:family="text">
      <style:text-properties officeooo:rsid="000cf80a" fo:background-color="transparent" loext:char-shading-value="0"/>
    </style:style>
    <style:style style:name="T17" style:family="text">
      <style:text-properties fo:font-style="italic" style:font-style-asian="italic" style:font-style-complex="italic"/>
    </style:style>
    <style:style style:name="T18" style:family="text">
      <style:text-properties officeooo:rsid="00113f95"/>
    </style:style>
    <style:style style:name="T19" style:family="text">
      <style:text-properties officeooo:rsid="00130425"/>
    </style:style>
    <style:style style:name="T20" style:family="text">
      <style:text-properties officeooo:rsid="0014632e"/>
    </style:style>
    <style:style style:name="T21" style:family="text">
      <style:text-properties officeooo:rsid="001539f8"/>
    </style:style>
    <style:style style:name="T22" style:family="text">
      <style:text-properties officeooo:rsid="0018b7ce"/>
    </style:style>
    <style:style style:name="T23" style:family="text">
      <style:text-properties officeooo:rsid="001a0bfc"/>
    </style:style>
    <style:style style:name="T24" style:family="text">
      <style:text-properties officeooo:rsid="001ab778"/>
    </style:style>
    <style:style style:name="T25" style:family="text">
      <style:text-properties officeooo:rsid="001c6e1e"/>
    </style:style>
    <style:style style:name="T26" style:family="text">
      <style:text-properties fo:font-weight="normal" style:font-weight-asian="normal" style:font-weight-complex="normal"/>
    </style:style>
    <style:style style:name="T27" style:family="text">
      <style:text-properties fo:font-weight="normal" officeooo:rsid="001c6e1e" style:font-weight-asian="normal" style:font-weight-complex="normal"/>
    </style:style>
    <style:style style:name="T28" style:family="text">
      <style:text-properties fo:font-weight="normal" officeooo:rsid="00205559" style:font-weight-asian="normal" style:font-weight-complex="normal"/>
    </style:style>
    <style:style style:name="T29" style:family="text">
      <style:text-properties fo:font-weight="normal" fo:background-color="#9cf5d8" loext:char-shading-value="0" style:font-weight-asian="normal" style:font-weight-complex="normal"/>
    </style:style>
    <style:style style:name="T30" style:family="text">
      <style:text-properties officeooo:rsid="001e3030"/>
    </style:style>
    <style:style style:name="T31" style:family="text">
      <style:text-properties officeooo:rsid="001e9462"/>
    </style:style>
    <style:style style:name="T32" style:family="text">
      <style:text-properties officeooo:rsid="00205559"/>
    </style:style>
    <style:style style:name="T33" style:family="text">
      <style:text-properties officeooo:rsid="00226f08"/>
    </style:style>
    <style:style style:name="T34" style:family="text">
      <style:text-properties officeooo:rsid="00232ff5"/>
    </style:style>
    <style:style style:name="fr1"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Title"><text:title>L-System Explorer Quick Guide</text:title></text:p>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rotected="true">
            <text:p text:style-name="Contents_20_Heading">Table of Contents</text:p>
          </text:index-title>
          <text:p text:style-name="P2"><text:a xlink:type="simple" xlink:href="#__RefHeading___Toc1809_3453772856" text:style-name="Internet_20_link" text:visited-style-name="Internet_20_link">1. Intro</text:a></text:p>
          <text:p text:style-name="P2"><text:a xlink:type="simple" xlink:href="#__RefHeading___Toc1811_3453772856" text:style-name="Internet_20_link" text:visited-style-name="Internet_20_link">2. Modules</text:a></text:p>
          <text:p text:style-name="P3"><text:a xlink:type="simple" xlink:href="#__RefHeading___Toc1813_3453772856" text:style-name="Internet_20_link" text:visited-style-name="Internet_20_link">2.1. Turtle Motion</text:a></text:p>
          <text:p text:style-name="P3"><text:a xlink:type="simple" xlink:href="#__RefHeading___Toc1815_3453772856" text:style-name="Internet_20_link" text:visited-style-name="Internet_20_link">2.2. Turtle Orientation</text:a></text:p>
          <text:p text:style-name="P3"><text:a xlink:type="simple" xlink:href="#__RefHeading___Toc1817_3453772856" text:style-name="Internet_20_link" text:visited-style-name="Internet_20_link">2.3. Turtle Settings</text:a></text:p>
          <text:p text:style-name="P3"><text:a xlink:type="simple" xlink:href="#__RefHeading___Toc1819_3453772856" text:style-name="Internet_20_link" text:visited-style-name="Internet_20_link">2.4. Turtle Geometry</text:a></text:p>
          <text:p text:style-name="P3"><text:a xlink:type="simple" xlink:href="#__RefHeading___Toc1821_3453772856" text:style-name="Internet_20_link" text:visited-style-name="Internet_20_link">2.5. L-system Geometry and Control</text:a></text:p>
          <text:p text:style-name="P2"><text:a xlink:type="simple" xlink:href="#__RefHeading___Toc1823_3453772856" text:style-name="Internet_20_link" text:visited-style-name="Internet_20_link">3. L-System Syntax</text:a></text:p>
          <text:p text:style-name="P3"><text:a xlink:type="simple" xlink:href="#__RefHeading___Toc1825_3453772856" text:style-name="Internet_20_link" text:visited-style-name="Internet_20_link">3.1. Rule-based systems</text:a></text:p>
          <text:p text:style-name="P4"><text:a xlink:type="simple" xlink:href="#__RefHeading___Toc1827_3453772856" text:style-name="Internet_20_link" text:visited-style-name="Internet_20_link">3.1.1. Modules</text:a></text:p>
          <text:p text:style-name="P4"><text:a xlink:type="simple" xlink:href="#__RefHeading___Toc1829_3453772856" text:style-name="Internet_20_link" text:visited-style-name="Internet_20_link">3.1.2. Axiom</text:a></text:p>
          <text:p text:style-name="P4"><text:a xlink:type="simple" xlink:href="#__RefHeading___Toc1831_3453772856" text:style-name="Internet_20_link" text:visited-style-name="Internet_20_link">3.1.3. Productions</text:a></text:p>
          <text:p text:style-name="P4"><text:a xlink:type="simple" xlink:href="#__RefHeading___Toc1833_3453772856" text:style-name="Internet_20_link" text:visited-style-name="Internet_20_link">3.1.4. Context-sensitive Matching</text:a></text:p>
          <text:p text:style-name="P4"><text:a xlink:type="simple" xlink:href="#__RefHeading___Toc1835_3453772856" text:style-name="Internet_20_link" text:visited-style-name="Internet_20_link">3.1.5. Matching Order</text:a></text:p>
          <text:p text:style-name="P4"><text:a xlink:type="simple" xlink:href="#__RefHeading___Toc1837_3453772856" text:style-name="Internet_20_link" text:visited-style-name="Internet_20_link">3.1.6. Conditional Tests</text:a></text:p>
          <text:p text:style-name="P3"><text:a xlink:type="simple" xlink:href="#__RefHeading___Toc1839_3453772856" text:style-name="Internet_20_link" text:visited-style-name="Internet_20_link">3.2. Decomposition and Homomorphism</text:a></text:p>
          <text:p text:style-name="P3"><text:a xlink:type="simple" xlink:href="#__RefHeading___Toc1841_3453772856" text:style-name="Internet_20_link" text:visited-style-name="Internet_20_link">3.3. Pre-parsing</text:a></text:p>
          <text:p text:style-name="P4"><text:a xlink:type="simple" xlink:href="#__RefHeading___Toc1843_3453772856" text:style-name="Internet_20_link" text:visited-style-name="Internet_20_link">3.3.1. Comments</text:a></text:p>
          <text:p text:style-name="P4"><text:a xlink:type="simple" xlink:href="#__RefHeading___Toc1845_3453772856" text:style-name="Internet_20_link" text:visited-style-name="Internet_20_link">3.3.2. Defines</text:a></text:p>
          <text:p text:style-name="P3"><text:a xlink:type="simple" xlink:href="#__RefHeading___Toc1847_3453772856" text:style-name="Internet_20_link" text:visited-style-name="Internet_20_link">3.4. Settings</text:a></text:p>
          <text:p text:style-name="P3"><text:a xlink:type="simple" xlink:href="#__RefHeading___Toc1849_3453772856" text:style-name="Internet_20_link" text:visited-style-name="Internet_20_link">3.5. Variables</text:a></text:p>
          <text:p text:style-name="P3"><text:a xlink:type="simple" xlink:href="#__RefHeading___Toc1851_3453772856" text:style-name="Internet_20_link" text:visited-style-name="Internet_20_link">3.6. Expressions</text:a></text:p>
          <text:p text:style-name="P3"><text:a xlink:type="simple" xlink:href="#__RefHeading___Toc1853_3453772856" text:style-name="Internet_20_link" text:visited-style-name="Internet_20_link">3.7. Syntax overview</text:a></text:p>
          <text:p text:style-name="P2"><text:a xlink:type="simple" xlink:href="#__RefHeading___Toc1855_3453772856" text:style-name="Internet_20_link" text:visited-style-name="Internet_20_link">4. UI and controls</text:a></text:p>
          <text:p text:style-name="P3"><text:a xlink:type="simple" xlink:href="#__RefHeading___Toc1857_3453772856" text:style-name="Internet_20_link" text:visited-style-name="Internet_20_link">4.1. L-system controls</text:a></text:p>
          <text:p text:style-name="P3"><text:a xlink:type="simple" xlink:href="#__RefHeading___Toc1859_3453772856" text:style-name="Internet_20_link" text:visited-style-name="Internet_20_link">4.2. Turtle controls</text:a></text:p>
          <text:p text:style-name="P3"><text:a xlink:type="simple" xlink:href="#__RefHeading___Toc1861_3453772856" text:style-name="Internet_20_link" text:visited-style-name="Internet_20_link">4.3. Scene Controls</text:a></text:p>
        </text:index-body>
      </text:table-of-content>
      <text:h text:style-name="P17" text:outline-level="1"><text:bookmark text:name="org077e993"/><text:bookmark-start text:name="OrgXref.org077e993"/><text:bookmark-start text:name="__RefHeading___Toc1809_3453772856"/>Intro <text:bookmark-end text:name="OrgXref.org077e993"/><text:bookmark-end text:name="__RefHeading___Toc1809_3453772856"/></text:h>
      <text:p text:style-name="Text_20_body">If you just can't remember what the module for yaw is, go to the <text:a xlink:type="simple" xlink:href="#org10693cd" text:style-name="Internet_20_link" text:visited-style-name="Visited_20_Internet_20_Link">Turtle Orientation</text:a> section. </text:p>
      <text:p text:style-name="Text_20_body">If you need a bit more info on L-System syntax, skip to that section, <text:a xlink:type="simple" xlink:href="#orge7503a8" text:style-name="Internet_20_link" text:visited-style-name="Visited_20_Internet_20_Link">L-System Syntax</text:a> </text:p>
      <text:p text:style-name="Text_20_body">If you'd like to see some examples of L-Systems, select the <text:span text:style-name="Bold">Examples</text:span> menu item on the main page and wander through the samples there, many of which have long comments. </text:p>
      <text:h text:style-name="Heading_20_1" text:outline-level="1"><text:bookmark text:name="orgb02920b"/><text:bookmark-start text:name="OrgXref.orgb02920b"/><text:bookmark-start text:name="__RefHeading___Toc1811_3453772856"/>Modules <text:bookmark-end text:name="OrgXref.orgb02920b"/><text:bookmark-end text:name="__RefHeading___Toc1811_3453772856"/></text:h>
      <text:p text:style-name="Text_20_body">A module is either a single character, or some system-defined sequences of characters. The behavior/meaning of the <text:span text:style-name="T1">system-defined modules </text:span>is described below. Note, that I've only tested US ASCII characters, others may or may not work. An L-system consists of the sequence of <text:span text:style-name="T2">modules</text:span> and the production rules that modify them: see L-System Syntax, below. </text:p>
      <text:p text:style-name="Text_20_body"><text:soft-page-break/>Why are they called modules and not commands or something else? Because module is an old term used by botanists for a unit of growth ("article" in French from the Latin for branch and translated to module in English.) </text:p>
      <text:p text:style-name="P12">Modules marked <text:span text:style-name="Bold">u</text:span> are <text:span text:style-name="Bold">unimplemented</text:span><text:line-break/>Modules marked <text:span text:style-name="Bold">p</text:span> are <text:span text:style-name="Bold">partially implemented</text:span><text:line-break/>Modules marked <text:span text:style-name="Bold">c</text:span> are <text:span text:style-name="Bold">changed from TABOP/cpfg</text:span><text:line-break/>Modules marked <text:span text:style-name="Bold">n</text:span> are <text:span text:style-name="Bold">new for this implementation</text:span><text:line-break/> </text:p>
      <text:h text:style-name="Heading_20_2" text:outline-level="2"><text:bookmark text:name="org8249d2c"/><text:bookmark-start text:name="OrgXref.org8249d2c"/><text:bookmark-start text:name="__RefHeading___Toc1813_3453772856"/>Turtle Motion <text:bookmark-end text:name="OrgXref.org8249d2c"/><text:bookmark-end text:name="__RefHeading___Toc1813_3453772856"/></text:h>
      <text:p text:style-name="Text_20_body">Without a parameter move 'step' amount, default 1 unit <text:span text:style-name="Bold">Motion Modules</text:span> </text:p>
      <text:section text:style-name="Sect2" text:name="Section1">
        <table:table table:name="Table1" table:style-name="Table1">
          <table:table-column table:style-name="Table1.A"/>
          <table:table-column table:style-name="Table1.B"/>
          <table:table-row>
            <table:table-cell table:style-name="Table1.A1" office:value-type="string">
              <text:p text:style-name="OrgTableContentsLeft">F(d)</text:p>
            </table:table-cell>
            <table:table-cell table:style-name="Table1.A1" office:value-type="string">
              <text:p text:style-name="OrgTableContentsLeft">move d units w/pen down, records track point, creates geometry</text:p>
            </table:table-cell>
          </table:table-row>
          <table:table-row>
            <table:table-cell table:style-name="Table1.A2" office:value-type="string">
              <text:p text:style-name="OrgTableContentsLeft">f(d)</text:p>
            </table:table-cell>
            <table:table-cell table:style-name="Table1.A2" office:value-type="string">
              <text:p text:style-name="OrgTableContentsLeft">move d units w/pen up, records track point</text:p>
            </table:table-cell>
          </table:table-row>
          <table:table-row>
            <table:table-cell table:style-name="Table1.A2" office:value-type="string">
              <text:p text:style-name="OrgTableContentsLeft">G(d)</text:p>
            </table:table-cell>
            <table:table-cell table:style-name="Table1.A2" office:value-type="string">
              <text:p text:style-name="OrgTableContentsLeft"><text:span text:style-name="OrgCode">==</text:span> F(d), but does not record track points, creates geometry</text:p>
            </table:table-cell>
          </table:table-row>
          <table:table-row>
            <table:table-cell table:style-name="Table1.A2" office:value-type="string">
              <text:p text:style-name="OrgTableContentsLeft">g(d)</text:p>
            </table:table-cell>
            <table:table-cell table:style-name="Table1.A2" office:value-type="string">
              <text:p text:style-name="OrgTableContentsLeft"><text:span text:style-name="OrgCode">==</text:span> f(d), w/o recording track points</text:p>
            </table:table-cell>
          </table:table-row>
          <table:table-row>
            <table:table-cell table:style-name="Table1.A5" office:value-type="string">
              <text:p text:style-name="OrgTableContentsLeft">@[Mm](x,y,z)</text:p>
            </table:table-cell>
            <table:table-cell table:style-name="Table1.B5" office:value-type="string">
              <text:p text:style-name="OrgTableContentsLeft">goto position, 'M' draw, creates geometry, or 'm' don't draw</text:p>
            </table:table-cell>
          </table:table-row>
        </table:table>
      </text:section>
      <text:h text:style-name="Heading_20_2" text:outline-level="2"><text:bookmark text:name="org10693cd"/><text:bookmark-start text:name="OrgXref.org10693cd"/><text:bookmark-start text:name="__RefHeading___Toc1815_3453772856"/>Turtle Orientation <text:bookmark-end text:name="OrgXref.org10693cd"/><text:bookmark-end text:name="__RefHeading___Toc1815_3453772856"/></text:h>
      <text:p text:style-name="Text_20_body"><text:s/>The turtle maintains three unit vectors, heading (<text:span text:style-name="Bold">H</text:span>), left (<text:span text:style-name="Bold">L</text:span>), and up (<text:span text:style-name="Bold">U</text:span>).<text:line-break/> The turtle home orientation is <text:span text:style-name="Bold">H</text:span> = <text:span text:style-name="Bold">+x</text:span>, <text:span text:style-name="Bold">L</text:span> = <text:span text:style-name="Bold">+z</text:span>, and <text:span text:style-name="Bold">U</text:span> = <text:span text:style-name="Bold">+y</text:span>,<text:line-break/> but L-system Explorer pitches up 90 degrees, initially, so <text:span text:style-name="Bold">H</text:span> points <text:span text:style-name="Bold">+y</text:span> and <text:span text:style-name="Bold">L</text:span> points <text:span text:style-name="Bold">-x</text:span>.<text:line-break/> <text:line-break/> <text:s/><text:span text:style-name="Bold">*</text:span> positive yaw (left) rotates <text:span text:style-name="Bold">H</text:span> towards <text:span text:style-name="Bold">L</text:span> around <text:span text:style-name="Bold">U</text:span>. (<text:span text:style-name="Bold">x</text:span> -&gt; <text:span text:style-name="Bold">z</text:span> around <text:span text:style-name="Bold">y</text:span>)<text:line-break/> <text:s/><text:span text:style-name="Bold">*</text:span> positive pitch (down) rotates <text:span text:style-name="Bold">U</text:span> towards <text:span text:style-name="Bold">H</text:span> around <text:span text:style-name="Bold">L</text:span>. (<text:span text:style-name="Bold">y</text:span> -&gt; <text:span text:style-name="Bold">x</text:span> around <text:span text:style-name="Bold">z</text:span>)<text:line-break/> <text:s/><text:span text:style-name="Bold">*</text:span> positive roll rotates <text:span text:style-name="Bold">L</text:span> towards <text:span text:style-name="Bold">U</text:span> around <text:span text:style-name="Bold">H</text:span>. (<text:span text:style-name="Bold">z</text:span> -&gt; <text:span text:style-name="Bold">y</text:span> around <text:span text:style-name="Bold">x</text:span>)<text:line-break/> <text:line-break/> Without a parameter, a turn is 'delta' degrees, default is 90. Change delta<text:line-break/> in an L-system with the line:</text:p>
      <text:p text:style-name="OrgFixedWidthBlock"><text:s/>delta = DD ​/* where DD is your angle in degrees *​/ </text:p>
      <text:p text:style-name="P9"/>
      <text:p text:style-name="P9"><text:s/><text:span text:style-name="Bold">Note</text:span> We make the turtle behave as if it were in a right-handed system, but all the underlying Babylonjs is left-handed (as is much of computer graphics). This has some odd consequences when comparing models with TABOP, and with, say, aeronautical usage.</text:p>
      <text:p text:style-name="Standard"><text:span text:style-name="Emphasis">If I'd known I could just tell Babylonjs to use a RHS, things <text:s/>would have been simpler.</text:span><text:line-break/> </text:p>
      <text:p text:style-name="Text_20_body"><text:span text:style-name="Bold"/></text:p>
      <text:p text:style-name="Text_20_body"><text:span text:style-name="Bold">Orientation modules</text:span> </text:p>
      <text:section text:style-name="Sect2" text:name="Section2">
        <table:table table:name="Table2" table:style-name="Table2">
          <table:table-column table:style-name="Table2.A"/>
          <table:table-column table:style-name="Table2.B"/>
          <table:table-row>
            <table:table-cell table:style-name="Table2.A1" office:value-type="string">
              <text:p text:style-name="OrgTableContentsLeft">+(a)</text:p>
            </table:table-cell>
            <table:table-cell table:style-name="Table2.A1" office:value-type="string">
              <text:p text:style-name="OrgTableContentsLeft">yaw left 'a' degrees ('a' optional)</text:p>
            </table:table-cell>
          </table:table-row>
          <table:table-row>
            <table:table-cell table:style-name="Table2.A2" office:value-type="string">
              <text:p text:style-name="OrgTableContentsLeft">-(a)</text:p>
            </table:table-cell>
            <table:table-cell table:style-name="Table2.A2" office:value-type="string">
              <text:p text:style-name="OrgTableContentsLeft">yaw right 'a' degrees ('a' optional)</text:p>
            </table:table-cell>
          </table:table-row>
          <table:table-row>
            <table:table-cell table:style-name="Table2.A2" office:value-type="string">
              <text:p text:style-name="OrgTableContentsLeft">&amp;(a)</text:p>
            </table:table-cell>
            <table:table-cell table:style-name="Table2.A2" office:value-type="string">
              <text:p text:style-name="OrgTableContentsLeft">pitch down 'a' degrees ('a' optional)</text:p>
            </table:table-cell>
          </table:table-row>
          <table:table-row>
            <table:table-cell table:style-name="Table2.A2" office:value-type="string">
              <text:p text:style-name="OrgTableContentsLeft">^(a)<text:soft-page-break/></text:p>
            </table:table-cell>
            <table:table-cell table:style-name="Table2.A2" office:value-type="string">
              <text:p text:style-name="OrgTableContentsLeft">pitch up 'a' degrees ('a' optional)<text:soft-page-break/></text:p>
            </table:table-cell>
          </table:table-row>
          <table:table-row>
            <table:table-cell table:style-name="Table2.A2" office:value-type="string">
              <text:p text:style-name="OrgTableContentsLeft">\(a)</text:p>
            </table:table-cell>
            <table:table-cell table:style-name="Table2.A2" office:value-type="string">
              <text:p text:style-name="OrgTableContentsLeft">roll left 'a' degrees ('a' optional)</text:p>
            </table:table-cell>
          </table:table-row>
          <table:table-row>
            <table:table-cell table:style-name="Table2.A2" office:value-type="string">
              <text:p text:style-name="OrgTableContentsLeft">/(a)</text:p>
            </table:table-cell>
            <table:table-cell table:style-name="Table2.A2" office:value-type="string">
              <text:p text:style-name="OrgTableContentsLeft">roll right 'a' degrees ('a' optional)</text:p>
            </table:table-cell>
          </table:table-row>
          <table:table-row>
            <table:table-cell table:style-name="Table2.A2" office:value-type="string">
              <text:p text:style-name="OrgTableContentsLeft">|</text:p>
            </table:table-cell>
            <table:table-cell table:style-name="Table2.A2" office:value-type="string">
              <text:p text:style-name="OrgTableContentsLeft">yaw 180 degrees</text:p>
            </table:table-cell>
          </table:table-row>
          <table:table-row>
            <table:table-cell table:style-name="Table2.A2" office:value-type="string">
              <text:p text:style-name="OrgTableContentsLeft">@v</text:p>
            </table:table-cell>
            <table:table-cell table:style-name="Table2.A2" office:value-type="string">
              <text:p text:style-name="P26">roll <text:span text:style-name="T23">around H </text:span>so up, <text:span text:style-name="T23">Y,</text:span> is parallel to <text:span text:style-name="T23">H-</text:span>U <text:span text:style-name="T23">plane, and L is parallel to XZ</text:span></text:p>
            </table:table-cell>
          </table:table-row>
          <table:table-row>
            <table:table-cell table:style-name="Table2.A2" office:value-type="string">
              <text:p text:style-name="OrgTableContentsLeft">@R(hx,hy,hz[,ux,uy,uz])</text:p>
            </table:table-cell>
            <table:table-cell table:style-name="Table2.A2" office:value-type="string">
              <text:p text:style-name="P6">set heading to [hx,hy,hz] </text:p>
              <text:p text:style-name="P6">set U parallel to [ux,uy,z], if supplied</text:p>
            </table:table-cell>
          </table:table-row>
          <table:table-row>
            <table:table-cell table:style-name="Table2.A10" office:value-type="string">
              <text:p text:style-name="OrgTableContentsLeft">@H(h) <text:span text:style-name="Bold">n</text:span></text:p>
            </table:table-cell>
            <table:table-cell table:style-name="Table2.A2" office:value-type="string">
              <text:p text:style-name="P6">set turtle to home position and orientation. <text:span text:style-name="T3">I</text:span>f optional h is 0, then set H to +y, otherwise, H is +x. Does not draw or record point</text:p>
            </table:table-cell>
          </table:table-row>
        </table:table>
      </text:section>
      <text:h text:style-name="Heading_20_2" text:outline-level="2"><text:bookmark text:name="org42e6487"/><text:bookmark-start text:name="OrgXref.org42e6487"/><text:bookmark-start text:name="__RefHeading___Toc1817_3453772856"/>Turtle Settings <text:bookmark-end text:name="OrgXref.org42e6487"/><text:bookmark-end text:name="__RefHeading___Toc1817_3453772856"/></text:h>
      <text:p text:style-name="Text_20_body">Defaults without a parameter to one </text:p>
      <text:section text:style-name="Sect2" text:name="Section3">
        <table:table table:name="Table3" table:style-name="Table3">
          <table:table-column table:style-name="Table3.A"/>
          <table:table-column table:style-name="Table3.B"/>
          <table:table-row>
            <table:table-cell table:style-name="Table3.A1" office:value-type="string">
              <text:p text:style-name="OrgTableContentsLeft">;(i)</text:p>
            </table:table-cell>
            <table:table-cell table:style-name="Table3.A1" office:value-type="string">
              <text:p text:style-name="OrgTableContentsLeft">increase or set color/material index</text:p>
            </table:table-cell>
          </table:table-row>
          <table:table-row>
            <table:table-cell table:style-name="Table3.A2" office:value-type="string">
              <text:p text:style-name="OrgTableContentsLeft">,(i)</text:p>
            </table:table-cell>
            <table:table-cell table:style-name="Table3.A2" office:value-type="string">
              <text:p text:style-name="OrgTableContentsLeft">decrease or set color/material index</text:p>
            </table:table-cell>
          </table:table-row>
          <table:table-row>
            <table:table-cell table:style-name="Table3.A2" office:value-type="string">
              <text:p text:style-name="OrgTableContentsLeft">;(n) <text:span text:style-name="Bold">u</text:span></text:p>
            </table:table-cell>
            <table:table-cell table:style-name="Table3.A2" office:value-type="string">
              <text:p text:style-name="OrgTableContentsLeft">increase or set back face color/material index</text:p>
            </table:table-cell>
          </table:table-row>
          <table:table-row>
            <table:table-cell table:style-name="Table3.A2" office:value-type="string">
              <text:p text:style-name="OrgTableContentsLeft">,(n) <text:span text:style-name="Bold">u</text:span></text:p>
            </table:table-cell>
            <table:table-cell table:style-name="Table3.A2" office:value-type="string">
              <text:p text:style-name="OrgTableContentsLeft">decrease or set back face color/material index</text:p>
            </table:table-cell>
          </table:table-row>
          <table:table-row>
            <table:table-cell table:style-name="Table3.A2" office:value-type="string">
              <text:p text:style-name="OrgTableContentsLeft">#(n)</text:p>
            </table:table-cell>
            <table:table-cell table:style-name="Table3.A2" office:value-type="string">
              <text:p text:style-name="OrgTableContentsLeft">increase or set line width</text:p>
            </table:table-cell>
          </table:table-row>
          <table:table-row>
            <table:table-cell table:style-name="Table3.A2" office:value-type="string">
              <text:p text:style-name="OrgTableContentsLeft">!(n)</text:p>
            </table:table-cell>
            <table:table-cell table:style-name="Table3.A2" office:value-type="string">
              <text:p text:style-name="OrgTableContentsLeft">decrease or set line width</text:p>
            </table:table-cell>
          </table:table-row>
          <table:table-row>
            <table:table-cell table:style-name="Table3.A2" office:value-type="string">
              <text:p text:style-name="OrgTableContentsLeft">@Tx(n) <text:span text:style-name="Bold">u</text:span></text:p>
            </table:table-cell>
            <table:table-cell table:style-name="Table3.A2" office:value-type="string">
              <text:p text:style-name="OrgTableContentsLeft">set texture index</text:p>
            </table:table-cell>
          </table:table-row>
          <table:table-row>
            <table:table-cell table:style-name="Table3.A2" office:value-type="string">
              <text:p text:style-name="OrgTableContentsLeft">@D(s) <text:span text:style-name="Bold">u</text:span></text:p>
            </table:table-cell>
            <table:table-cell table:style-name="Table3.A2" office:value-type="string">
              <text:p text:style-name="OrgTableContentsLeft">set scale factor of subsequent geometry</text:p>
            </table:table-cell>
          </table:table-row>
          <table:table-row>
            <table:table-cell table:style-name="Table3.A9" office:value-type="string">
              <text:p text:style-name="OrgTableContentsLeft">@Di(f) <text:span text:style-name="Bold">u</text:span></text:p>
            </table:table-cell>
            <table:table-cell table:style-name="Table3.B9" office:value-type="string">
              <text:p text:style-name="OrgTableContentsLeft">multiply scale factor by f</text:p>
            </table:table-cell>
          </table:table-row>
        </table:table>
      </text:section>
      <text:h text:style-name="Heading_20_2" text:outline-level="2"><text:bookmark text:name="org5be74a8"/><text:bookmark-start text:name="OrgXref.org5be74a8"/><text:bookmark-start text:name="__RefHeading___Toc1819_3453772856"/>Turtle Geometry <text:bookmark-end text:name="OrgXref.org5be74a8"/><text:bookmark-end text:name="__RefHeading___Toc1819_3453772856"/></text:h>
      <text:p text:style-name="Text_20_body">In addition to orientation and color/material, the turtle also maintains a <text:span text:style-name="Emphasis">track shape</text:span>, which is the shape that it will extrude in moving when the pen is down. The default track shape is a circle with an initial size, as in diameter, of one. </text:p>
      <text:section text:style-name="Sect2" text:name="Section4">
        <table:table table:name="Table4" table:style-name="Table4">
          <table:table-column table:style-name="Table4.A"/>
          <table:table-column table:style-name="Table4.B"/>
          <table:table-row>
            <table:table-cell table:style-name="Table4.A1" office:value-type="string">
              <text:p text:style-name="OrgTableContentsLeft">@o(d)</text:p>
            </table:table-cell>
            <table:table-cell table:style-name="Table4.A1" office:value-type="string">
              <text:p text:style-name="OrgTableContentsLeft">circle of diameter d, centered at turtle position</text:p>
            </table:table-cell>
          </table:table-row>
          <table:table-row>
            <table:table-cell table:style-name="Table4.A2" office:value-type="string">
              <text:p text:style-name="OrgTableContentsLeft">@C(d) <text:span text:style-name="Bold">u</text:span></text:p>
            </table:table-cell>
            <table:table-cell table:style-name="Table4.A2" office:value-type="string">
              <text:p text:style-name="OrgTableContentsLeft">circle of diameter d in HL plane</text:p>
            </table:table-cell>
          </table:table-row>
          <table:table-row>
            <table:table-cell table:style-name="Table4.A2" office:value-type="string">
              <text:p text:style-name="OrgTableContentsLeft">@O(d)</text:p>
            </table:table-cell>
            <table:table-cell table:style-name="Table4.A2" office:value-type="string">
              <text:p text:style-name="OrgTableContentsLeft">sphere of diameter d</text:p>
            </table:table-cell>
          </table:table-row>
          <text:soft-page-break/>
          <table:table-row>
            <table:table-cell table:style-name="Table4.A2" office:value-type="string">
              <text:p text:style-name="OrgTableContentsLeft">~(S,s) <text:span text:style-name="Bold">c</text:span></text:p>
            </table:table-cell>
            <table:table-cell table:style-name="Table4.A2" office:value-type="string">
              <text:p text:style-name="OrgTableContentsLeft">insert predefined surface S, with optional scale, s</text:p>
            </table:table-cell>
          </table:table-row>
          <table:table-row>
            <table:table-cell table:style-name="Table4.A2" office:value-type="string">
              <text:p text:style-name="OrgTableContentsLeft">@Cs(n[,t]) <text:span text:style-name="Bold">n</text:span></text:p>
            </table:table-cell>
            <table:table-cell table:style-name="Table4.A2" office:value-type="string">
              <text:p text:style-name="OrgTableContentsLeft">start contour with n final pts. n==0 =&gt; use just the control pts</text:p>
              <text:p text:style-name="P6">t ​=​= 0 =&gt; open contour (default), t =​= 1 =&gt; closed</text:p>
            </table:table-cell>
          </table:table-row>
          <table:table-row>
            <table:table-cell table:style-name="Table4.A2" office:value-type="string">
              <text:p text:style-name="OrgTableContentsLeft">@Ce(id) <text:span text:style-name="Bold">n</text:span></text:p>
            </table:table-cell>
            <table:table-cell table:style-name="Table4.A2" office:value-type="string">
              <text:p text:style-name="OrgTableContentsLeft">end contour and save it as id (number or string)</text:p>
            </table:table-cell>
          </table:table-row>
          <table:table-row>
            <table:table-cell table:style-name="Table4.A2" office:value-type="string">
              <text:p text:style-name="OrgTableContentsLeft">@Ca([t[,a]]) <text:span text:style-name="Bold">n</text:span></text:p>
            </table:table-cell>
            <table:table-cell table:style-name="Table4.A2" office:value-type="string">
              <text:p text:style-name="OrgTableContentsLeft">if t=0 (default), create arc between previous 3 pts</text:p>
              <text:p text:style-name="P6">if t=1, create arc from previous two points, w/ctr at p0, start at p1, with angle a</text:p>
            </table:table-cell>
          </table:table-row>
          <table:table-row>
            <table:table-cell table:style-name="Table4.A2" office:value-type="string">
              <text:p text:style-name="OrgTableContentsLeft">@Cc([n[,t]]) <text:span text:style-name="Bold">n</text:span></text:p>
            </table:table-cell>
            <table:table-cell table:style-name="Table4.A2" office:value-type="string">
              <text:p text:style-name="OrgTableContentsLeft">create Catmull-Rom spline from previous n points</text:p>
              <text:p text:style-name="P7">n == 0 (default) will use <text:span text:style-name="Bold">all</text:span> prior generated points.</text:p>
              <text:p text:style-name="P7">t==0 =&gt; open (default) , else closed curve.</text:p>
              <text:p text:style-name="P7">This will add 1 + m * (n - (t==0) ? 1 : 0) points to the contour, where m = contour points per segment (default = 16)</text:p>
            </table:table-cell>
          </table:table-row>
          <table:table-row>
            <table:table-cell table:style-name="Table4.A2" office:value-type="string">
              <text:p text:style-name="OrgTableContentsLeft">@Ct(m1,m2) <text:span text:style-name="Bold">n</text:span></text:p>
            </table:table-cell>
            <table:table-cell table:style-name="Table4.A2" office:value-type="string">
              <text:p text:style-name="P8">create Hermite spline from previous two points, with optional length multipliers m1 and m2</text:p>
            </table:table-cell>
          </table:table-row>
          <table:table-row>
            <table:table-cell table:style-name="Table4.A2" office:value-type="string">
              <text:p text:style-name="OrgTableContentsLeft">@Cb <text:span text:style-name="Bold">n</text:span></text:p>
            </table:table-cell>
            <table:table-cell table:style-name="Table4.A2" office:value-type="string">
              <text:p text:style-name="OrgTableContentsLeft">Create a cubic Bezier spline segment from prior four points</text:p>
            </table:table-cell>
          </table:table-row>
          <table:table-row>
            <table:table-cell table:style-name="Table4.A2" office:value-type="string">
              <text:p text:style-name="OrgTableContentsLeft">@Cm(m) <text:span text:style-name="Bold">n</text:span></text:p>
            </table:table-cell>
            <table:table-cell table:style-name="Table4.A2" office:value-type="string">
              <text:p text:style-name="OrgTableContentsLeft">create contour of multiplicity m, default 1, only if closed type</text:p>
            </table:table-cell>
          </table:table-row>
          <table:table-row>
            <table:table-cell table:style-name="Table4.A2" office:value-type="string">
              <text:p text:style-name="OrgTableContentsLeft">@Cn(n) <text:span text:style-name="Bold">n</text:span></text:p>
            </table:table-cell>
            <table:table-cell table:style-name="Table4.A2" office:value-type="string">
              <text:p text:style-name="P8">Set the number of points per segment (default = 16). This is for inserted arcs or splines; control pts inserted with '.' or f, or g, are used as is. Total points is overridden by initial @Cs(n), if n != 0</text:p>
            </table:table-cell>
          </table:table-row>
          <table:table-row>
            <table:table-cell table:style-name="Table4.A2" office:value-type="string">
              <text:p text:style-name="OrgTableContentsLeft">@#(id)</text:p>
            </table:table-cell>
            <table:table-cell table:style-name="Table4.A2" office:value-type="string">
              <text:p text:style-name="P8">set contour(id) as current track shape. The special id, 'default', are used as is. Total points is overridden by initial @Cs(n), if n != 0</text:p>
            </table:table-cell>
          </table:table-row>
          <table:table-row>
            <table:table-cell table:style-name="Table4.A2" office:value-type="string">
              <text:p text:style-name="OrgTableContentsLeft">{</text:p>
            </table:table-cell>
            <table:table-cell table:style-name="Table4.A2" office:value-type="string">
              <text:p text:style-name="OrgTableContentsLeft">start polygon</text:p>
            </table:table-cell>
          </table:table-row>
          <table:table-row>
            <table:table-cell table:style-name="Table4.A2" office:value-type="string">
              <text:p text:style-name="OrgTableContentsLeft">{(0) <text:span text:style-name="Bold">c</text:span></text:p>
            </table:table-cell>
            <table:table-cell table:style-name="Table4.A2" office:value-type="string">
              <text:p text:style-name="OrgTableContentsLeft">start path with stepwise control pts, not polygon</text:p>
            </table:table-cell>
          </table:table-row>
          <table:table-row>
            <table:table-cell table:style-name="Table4.A2" office:value-type="string">
              <text:p text:style-name="OrgTableContentsLeft">{(1)</text:p>
            </table:table-cell>
            <table:table-cell table:style-name="Table4.A2" office:value-type="string">
              <text:p text:style-name="OrgTableContentsLeft">start open path with Hermite spline control pts</text:p>
            </table:table-cell>
          </table:table-row>
          <table:table-row>
            <table:table-cell table:style-name="Table4.A2" office:value-type="string">
              <text:p text:style-name="OrgTableContentsLeft">{(2) <text:span text:style-name="Bold">u</text:span></text:p>
            </table:table-cell>
            <table:table-cell table:style-name="Table4.A2" office:value-type="string">
              <text:p text:style-name="OrgTableContentsLeft">start closed path with Hermite spline control pts</text:p>
            </table:table-cell>
          </table:table-row>
          <table:table-row>
            <table:table-cell table:style-name="Table4.A2" office:value-type="string">
              <text:p text:style-name="OrgTableContentsLeft">{(3) <text:span text:style-name="Bold">u</text:span></text:p>
            </table:table-cell>
            <table:table-cell table:style-name="Table4.A2" office:value-type="string">
              <text:p text:style-name="OrgTableContentsLeft">start open path with B-spline control pts</text:p>
            </table:table-cell>
          </table:table-row>
          <table:table-row>
            <table:table-cell table:style-name="Table4.A2" office:value-type="string">
              <text:p text:style-name="OrgTableContentsLeft">{(4) <text:span text:style-name="Bold">u</text:span></text:p>
            </table:table-cell>
            <table:table-cell table:style-name="Table4.A2" office:value-type="string">
              <text:p text:style-name="OrgTableContentsLeft">start closed path with B-spline control pts</text:p>
            </table:table-cell>
          </table:table-row>
          <table:table-row>
            <table:table-cell table:style-name="Table4.A2" office:value-type="string">
              <text:p text:style-name="OrgTableContentsLeft">}[(id)] <text:span text:style-name="Bold">p</text:span></text:p>
            </table:table-cell>
            <table:table-cell table:style-name="Table4.A2" office:value-type="string">
              <text:p text:style-name="P8">end current polygon/path of any type and extrude contour, With parameter, id, save path as mesh</text:p>
            </table:table-cell>
          </table:table-row>
          <table:table-row>
            <table:table-cell table:style-name="Table4.A2" office:value-type="string">
              <text:p text:style-name="OrgTableContentsLeft">@Gs</text:p>
            </table:table-cell>
            <table:table-cell table:style-name="Table4.A2" office:value-type="string">
              <text:p text:style-name="OrgTableContentsLeft">start Hermite spline path, same as '{(1).', i.e. saves point</text:p>
            </table:table-cell>
          </table:table-row>
          <text:soft-page-break/>
          <table:table-row>
            <table:table-cell table:style-name="Table4.A2" office:value-type="string">
              <text:p text:style-name="OrgTableContentsLeft">@Ge(n,id) <text:span text:style-name="Bold">c</text:span></text:p>
            </table:table-cell>
            <table:table-cell table:style-name="Table4.A2" office:value-type="string">
              <text:p text:style-name="P8">close path started with @Gs. if n, set # intermediate points. If 'id', save extrusion as mesh</text:p>
            </table:table-cell>
          </table:table-row>
          <table:table-row>
            <table:table-cell table:style-name="Table4.A2" office:value-type="string">
              <text:p text:style-name="OrgTableContentsLeft">. <text:s text:c="4"/>←-- <text:span text:style-name="T6">that’s a period</text:span></text:p>
            </table:table-cell>
            <table:table-cell table:style-name="Table4.A2" office:value-type="string">
              <text:p text:style-name="OrgTableContentsLeft">add current position to path, polygon, or contour</text:p>
            </table:table-cell>
          </table:table-row>
          <table:table-row>
            <table:table-cell table:style-name="Table4.A2" office:value-type="string">
              <text:p text:style-name="OrgTableContentsLeft">@Gt(m1,m2)</text:p>
            </table:table-cell>
            <table:table-cell table:style-name="Table4.A2" office:value-type="string">
              <text:p text:style-name="OrgTableContentsLeft">Set tangent length multipliers - default is 1.2</text:p>
            </table:table-cell>
          </table:table-row>
          <table:table-row>
            <table:table-cell table:style-name="Table4.A2" office:value-type="string">
              <text:p text:style-name="OrgTableContentsLeft">@Gr(a1,l1,a2,l2)</text:p>
            </table:table-cell>
            <table:table-cell table:style-name="Table4.A2" office:value-type="string">
              <text:p text:style-name="OrgTableContentsLeft">Set slope and length of tangent vectors for radius curve</text:p>
            </table:table-cell>
          </table:table-row>
          <table:table-row>
            <table:table-cell table:style-name="Table4.A26" office:value-type="string">
              <text:p text:style-name="OrgTableContentsLeft">@Gc(n) <text:span text:style-name="Bold">p</text:span></text:p>
            </table:table-cell>
            <table:table-cell table:style-name="Table4.B26" office:value-type="string">
              <text:p text:style-name="OrgTableContentsLeft">Store control point. Optionally set number of interpolated strips</text:p>
            </table:table-cell>
          </table:table-row>
        </table:table>
      </text:section>
      <text:h text:style-name="Heading_20_2" text:outline-level="2"><text:bookmark text:name="orge915b28"/><text:bookmark-start text:name="OrgXref.orge915b28"/><text:bookmark-start text:name="__RefHeading___Toc1821_3453772856"/>L-system Geometry and Control <text:bookmark-end text:name="OrgXref.orge915b28"/><text:bookmark-end text:name="__RefHeading___Toc1821_3453772856"/></text:h>
      <text:section text:style-name="Sect2" text:name="Section5">
        <table:table table:name="Table5" table:style-name="Table5">
          <table:table-column table:style-name="Table5.A"/>
          <table:table-column table:style-name="Table5.B"/>
          <table:table-row>
            <table:table-cell table:style-name="Table5.A1" office:value-type="string">
              <text:p text:style-name="OrgTableContentsLeft">[</text:p>
            </table:table-cell>
            <table:table-cell table:style-name="Table5.A1" office:value-type="string">
              <text:p text:style-name="OrgTableContentsLeft">start branch, pushing state onto stack</text:p>
            </table:table-cell>
          </table:table-row>
          <table:table-row>
            <table:table-cell table:style-name="Table5.A2" office:value-type="string">
              <text:p text:style-name="OrgTableContentsLeft">]</text:p>
            </table:table-cell>
            <table:table-cell table:style-name="Table5.A2" office:value-type="string">
              <text:p text:style-name="OrgTableContentsLeft">end branch, popping branch state stack</text:p>
            </table:table-cell>
          </table:table-row>
          <table:table-row>
            <table:table-cell table:style-name="Table5.A2" office:value-type="string">
              <text:p text:style-name="OrgTableContentsLeft">% <text:span text:style-name="Bold">p</text:span></text:p>
            </table:table-cell>
            <table:table-cell table:style-name="Table5.A2" office:value-type="string">
              <text:p text:style-name="OrgTableContentsLeft">cut modules to end of branch</text:p>
            </table:table-cell>
          </table:table-row>
          <table:table-row>
            <table:table-cell table:style-name="Table5.A2" office:value-type="string">
              <text:p text:style-name="OrgTableContentsLeft">$(id,scale) <text:span text:style-name="Bold">c</text:span></text:p>
            </table:table-cell>
            <table:table-cell table:style-name="Table5.A2" office:value-type="string">
              <text:p text:style-name="OrgTableContentsLeft">push current Lsystem and use sub-Lsystem id</text:p>
            </table:table-cell>
          </table:table-row>
          <table:table-row>
            <table:table-cell table:style-name="Table5.A5" office:value-type="string">
              <text:p text:style-name="OrgTableContentsLeft">$</text:p>
            </table:table-cell>
            <table:table-cell table:style-name="Table5.B5" office:value-type="string">
              <text:p text:style-name="OrgTableContentsLeft">end current sub-Lsystem, return to previous</text:p>
            </table:table-cell>
          </table:table-row>
        </table:table>
      </text:section>
      <text:h text:style-name="P21" text:outline-level="2">Query and Communication</text:h>
      <table:table table:name="Table8" table:style-name="Table8" table:template-name="Default Style">
        <table:table-column table:style-name="Table8.A"/>
        <table:table-column table:style-name="Table8.B"/>
        <table:table-row>
          <table:table-cell table:style-name="Table8.A1" office:value-type="string">
            <text:p text:style-name="OrgTableContentsLeft">?<text:span text:style-name="T24">P(x[,y[,z]])</text:span></text:p>
          </table:table-cell>
          <table:table-cell table:style-name="Table8.B1" office:value-type="string">
            <text:p text:style-name="P28">Query turtle position, P</text:p>
          </table:table-cell>
        </table:table-row>
        <table:table-row>
          <table:table-cell table:style-name="Table8.A2" office:value-type="string">
            <text:p text:style-name="OrgTableContentsLeft">?<text:span text:style-name="T24">H(x[,y[,z]])</text:span></text:p>
          </table:table-cell>
          <table:table-cell table:style-name="Table8.B2" office:value-type="string">
            <text:p text:style-name="P28">Query turtle heading vector, H</text:p>
          </table:table-cell>
        </table:table-row>
        <table:table-row>
          <table:table-cell table:style-name="Table8.A2" office:value-type="string">
            <text:p text:style-name="P27">?L(x[,y[,z]])</text:p>
          </table:table-cell>
          <table:table-cell table:style-name="Table8.B2" office:value-type="string">
            <text:p text:style-name="P28">Query turtle left vector, L</text:p>
          </table:table-cell>
        </table:table-row>
        <table:table-row>
          <table:table-cell table:style-name="Table8.A2" office:value-type="string">
            <text:p text:style-name="P27">?U(x[,y[,z]])</text:p>
          </table:table-cell>
          <table:table-cell table:style-name="Table8.B2" office:value-type="string">
            <text:p text:style-name="P28">Query turtle up vector, U</text:p>
          </table:table-cell>
        </table:table-row>
        <table:table-row>
          <table:table-cell table:style-name="Table8.A2" office:value-type="string">
            <text:p text:style-name="OrgTableContentsLeft">?<text:span text:style-name="T24">T(t)</text:span></text:p>
          </table:table-cell>
          <table:table-cell table:style-name="Table8.B2" office:value-type="string">
            <text:p text:style-name="P28">Query turtle basic state. <text:s/>t is a object, {P: &lt;position&gt;, H: &lt;heading&gt;, L: &lt;left&gt;, U: &lt;up&gt;, <text:s/>size: &lt;stemsize&gt;, penIsDown: &lt;boolean&gt;, color: &lt;color&gt;</text:p>
          </table:table-cell>
        </table:table-row>
        <table:table-row>
          <table:table-cell table:style-name="Table8.A2" office:value-type="string">
            <text:p text:style-name="OrgTableContentsLeft">?<text:span text:style-name="T24">E(p1[, …])</text:span></text:p>
          </table:table-cell>
          <table:table-cell table:style-name="Table8.B2" office:value-type="string">
            <text:p text:style-name="P28">Update environmental program, and, possibly, parameter values, <text:span text:style-name="T25">pi</text:span>. <text:span text:style-name="T25">Envrionmental program always receives turtle basic state, above.</text:span></text:p>
            <text:p text:style-name="P29">See environment program reference – TBD.</text:p>
          </table:table-cell>
        </table:table-row>
      </table:table>
      <text:p text:style-name="P39"/>
      <text:h text:style-name="P18" text:outline-level="1"><text:bookmark text:name="orge7503a8"/><text:bookmark-start text:name="__RefHeading___Toc1823_3453772856"/><text:bookmark-start text:name="OrgXref.orge7503a8"/>L-System Syntax <text:bookmark-end text:name="__RefHeading___Toc1823_3453772856"/><text:bookmark-end text:name="OrgXref.orge7503a8"/></text:h>
      <text:h text:style-name="P20" text:outline-level="2"><text:bookmark text:name="orgc2e9acd"/><text:bookmark-start text:name="OrgXref.orgc2e9acd"/><text:bookmark-start text:name="__RefHeading___Toc1825_3453772856"/>Rule-based systems <text:bookmark-end text:name="OrgXref.orgc2e9acd"/><text:bookmark-end text:name="__RefHeading___Toc1825_3453772856"/></text:h>
      <text:p text:style-name="Text_20_body">An L-System is a rule-based object defined on a set of symbols; formal grammars are available in the literature, e.g. <text:a xlink:type="simple" xlink:href="http://algorithmicbotany.org/papers/hanan.dis1992.pdf" text:style-name="Internet_20_link" text:visited-style-name="Visited_20_Internet_20_Link">Hanan thesis</text:a>. Here, we'll be far less strict, and attempt to describe how to create one. </text:p>
      <text:p text:style-name="Text_20_body">In outline, you begin with an axiom, which is a sequence of symbols called 'modules', and provide a set of <text:soft-page-break/>rules, called, productions, which modify the axiom based which production matches the module currently encountered. Some strict L-systems can be evaluated in parallel, but this implementation cannot do that. We evaluate strictly from left to right, with some caveats. Note that context dependent rules do not strictly rule out parallel evaluation, but variables, both global and local, <text:span text:style-name="T10">as well as some semantics such as % (= cut),</text:span> make it difficult and, in some cases, impossible to avoid nonsensical results.</text:p>
      <text:p text:style-name="Text_20_body">Evaluation proce<text:span text:style-name="T4">e</text:span>ds in steps: the entire input string/axiom is completely rewritten before the next step. When all modules have been evaluated and substitutions made, the result string becomes the input for the next evaluation step. </text:p>
      <text:h text:style-name="Heading_20_3" text:outline-level="3"><text:bookmark text:name="org8521127"/><text:bookmark-start text:name="OrgXref.org8521127"/><text:bookmark-start text:name="__RefHeading___Toc1827_3453772856"/>Modules <text:bookmark-end text:name="OrgXref.org8521127"/><text:bookmark-end text:name="__RefHeading___Toc1827_3453772856"/></text:h>
      <text:p text:style-name="Text_20_body">A module is one of </text:p>
      <text:list text:style-name="OrgBulletedList">
        <text:list-item>
          <text:p text:style-name="P32">a single, case-sensitive character, </text:p>
        </text:list-item>
        <text:list-item>
          <text:p text:style-name="P32">a single, case-sensitive character with a parenthesised argument list, i.e. it looks like a function call, </text:p>
        </text:list-item>
        <text:list-item>
          <text:p text:style-name="P32">a system-defined sequence starting with @, which may contain more than one character. </text:p>
        </text:list-item>
      </text:list>
      <text:p text:style-name="Text_20_body">Modules with arguments are called <text:span text:style-name="T10">parametric or </text:span>parameterized modules. In the case of context matching (see below), a parameterized module with the same character as a non-parameterized module will not match. The arguments are typically numeric, but in some system-provided modules they may be strings, or, potentially, any valid JavaScript object. Examples: </text:p>
      <text:list text:style-name="L1">
        <text:list-item>
          <text:p text:style-name="P30"><text:span text:style-name="T11">aAa(1)A(1)</text:span> <text:s/>is an L-System string with four different modules: a, A, a(1), A(1)</text:p>
        </text:list-item>
        <text:list-item>
          <text:p text:style-name="P31"><text:span text:style-name="T11">b(‘leaf’)</text:span> is a user module with a string parameter</text:p>
        </text:list-item>
        <text:list-item>
          <text:p text:style-name="P31"><text:span text:style-name="T11">C(1, ‘2’, {x: 2})</text:span> is a user module with three parameters, a number, a string and a JavaScript object (although, there is no way to use an object, currently)</text:p>
        </text:list-item>
      </text:list>
      <text:p text:style-name="Standard"/>
      <text:p text:style-name="Text_20_body">The system-defined modules implement branching and the turtle interpretation of the L-system. Their behavior can't be overridden, but the matching and production rules apply equally to them. Many system-defined modules are multi- character sequences starting with @, such as @#(id). Perhaps, I'll add a user- defined multi-character module, say, @Uxyz(…). </text:p>
      <text:p text:style-name="Text_20_body">The arguments of parametric modules in the axiom are constant values. In the predecessor they are dummy variables, and in the successor, they may be constants, variables, or expressions which are evaluated before being substituted into the result string as constant values. The actual value of the parameter is substituted into the dummy variable at match time. </text:p>
      <text:h text:style-name="Heading_20_3" text:outline-level="3"><text:bookmark text:name="org448e4cb"/><text:bookmark-start text:name="OrgXref.org448e4cb"/><text:bookmark-start text:name="__RefHeading___Toc1829_3453772856"/>Axiom <text:bookmark-end text:name="OrgXref.org448e4cb"/><text:bookmark-end text:name="__RefHeading___Toc1829_3453772856"/></text:h>
      <text:p text:style-name="Text_20_body">This is the starting sequence of modules, and can be any valid sequence. The L-system is evaluated in discreet steps, where every module is evaluated in each step. So, you can think of the axiom as the starting point of each iteration, but we will refer to it as the result 'string'. If you define a derivation length, we will do that many iterations, otherwise the result is just the axiom. Declare the axiom like this: </text:p>
      <text:p text:style-name="OrgFixedWidthBlock">axiom: &lt;modules&gt; </text:p>
      <text:p text:style-name="Text_20_body">e.g. an axiom with three modules: </text:p>
      <text:p text:style-name="OrgFixedWidthBlock">axiom: CA(10)B </text:p>
      <text:h text:style-name="Heading_20_3" text:outline-level="3"><text:bookmark text:name="org79e70fd"/><text:bookmark-start text:name="OrgXref.org79e70fd"/><text:bookmark-start text:name="__RefHeading___Toc1831_3453772856"/>Productions <text:bookmark-end text:name="OrgXref.org79e70fd"/><text:bookmark-end text:name="__RefHeading___Toc1831_3453772856"/></text:h>
      <text:p text:style-name="Text_20_body">A production has two main parts, the predecessor and the successor, which most simply is: </text:p>
      <text:p text:style-name="OrgFixedWidthBlockLastLine">P --&gt; S</text:p>
      <text:p text:style-name="P15">where P is a single module and S is a sequence of one or more modules which will replace P in the axiom. </text:p>
      <text:p text:style-name="P16"><text:soft-page-break/>Productions can have an optional tag at the beginning with the format, ‘pd: ‘, where ‘d’ is a number:</text:p>
      <text:p text:style-name="OrgFixedWidthBlock">p1: P → S</text:p>
      <text:p text:style-name="Text_20_body"/>
      <text:p text:style-name="Text_20_body">The default rule, if no production matches, is to move the module to the result string, i.e.: </text:p>
      <text:p text:style-name="OrgFixedWidthBlockLastLine">P --&gt; P</text:p>
      <text:p text:style-name="Text_20_body">As a special case, if S is "*", then, P will be removed from the <text:span text:style-name="T19">result</text:span> string. </text:p>
      <text:p text:style-name="Text_20_body">The predecessor can be more complicated though, and more formally is: </text:p>
      <text:p text:style-name="OrgFixedWidthBlockLastLine">[left-context &lt; ] strict-predecessor [ &gt; right-context] [ : condition ]</text:p>
      <text:p text:style-name="Text_20_body">Things in brackets <text:span text:style-name="T20">(which are not part of the syntax!)</text:span> may be omitted. In addition, the condition may be more complex, see below. </text:p>
      <text:p text:style-name="Text_20_body">Finally, note the header line after parsing, which tells you exactly what the parser saw: </text:p>
      <text:p text:style-name="OrgFixedWidthBlockLastLine">rules:= {pre, strict, post} {cond} {succ} {scope}</text:p>
      <text:p text:style-name="Text_20_body">The {scope} term just tells you what variables, if any, are in scope for each production, and is only there for information. </text:p>
      <text:h text:style-name="P25" text:outline-level="3"><text:bookmark-start text:name="__RefHeading___Toc1833_3453772856"/><text:bookmark-start text:name="OrgXref.orgf48859a"/>C<text:bookmark-end text:name="OrgXref.orgf48859a"/>ontext-sensitive Matching<text:bookmark-end text:name="__RefHeading___Toc1833_3453772856"/></text:h>
      <text:p text:style-name="Text_20_body">Context-sensitive matching is optional, and is based on what precedes or follows a module, or both, reading the string from left to right. The left context is separated from the strict predecessor by '&lt;', and the right context by the '&gt;' characters. Example: </text:p>
      <text:p text:style-name="OrgFixedWidthBlockLastLine">abc &lt; d &gt; efg <text:s text:c="3"/>which matches d in the string: <text:s/>...abcdef...</text:p>
      <text:p text:style-name="Text_20_body">Branches introduce an apparent non-locality in matching; consider the following predecessor and strings: </text:p>
      <text:p text:style-name="OrgFixedWidthBlock">predecessor: <text:s text:c="2"/>a &lt; b &gt; c</text:p>
      <text:p text:style-name="OrgFixedWidthBlock"/>
      <text:p text:style-name="OrgFixedWidthBlock">string 1: <text:s text:c="4"/>aaa[bc]ddd <text:s text:c="3"/>*matches*</text:p>
      <text:p text:style-name="OrgFixedWidthBlock">string 2: <text:s text:c="4"/>aaa[b]cddd <text:s text:c="3"/>*does NOT match*</text:p>
      <text:p text:style-name="OrgFixedWidthBlockLastLine">string 3: <text:s text:c="4"/>[aaa]bcddd <text:s text:c="3"/>*does NOT match*</text:p>
      <text:p text:style-name="Text_20_body">The way to think about this is that the right bracket, ], denotes the end of a branch, which, topologically, is not next to whatever follows it in the string representation of the tree. The left bracket, [, starts a branch, so the immediate <text:span text:style-name="T10">right </text:span>neighbors of <text:span text:style-name="T10">the last </text:span>'a' are 'b' and 'd' in string 1. For string 1, the predecessor, <text:span text:style-name="T9">a <text:s/>&gt; d</text:span>, would also match. </text:p>
      <text:p text:style-name="Text_20_body">It is possible to control which modules should be used in matching with the directives, <text:span text:style-name="Bold">include:</text:span> and <text:span text:style-name="Bold">exclude:</text:span>. For example, </text:p>
      <text:p text:style-name="OrgFixedWidthBlockLastLine">exclude: FG</text:p>
      <text:p text:style-name="Text_20_body">Tells the matcher to ignore and skip, the modules F or G if they are encountered when looking for a match, e.g.: </text:p>
      <text:p text:style-name="OrgFixedWidthBlockLastLine">a &lt; b , given the string aFGFGb, would produce a match.</text:p>
      <text:p text:style-name="Text_20_body">Conversely, it is possible to consider only certain modules by using the include directive: </text:p>
      <text:p text:style-name="OrgFixedWidthBlockLastLine">include: ab</text:p>
      <text:p text:style-name="Text_20_body">then, only a and b are considered when matching, so, "a &lt; b" matches any string where "a" precedes "b" with any intervening modules, except “<text:span text:style-name="T20">b” and respecting </text:span>the branching rules, above. </text:p>
      <text:h text:style-name="Heading_20_3" text:outline-level="3"><text:bookmark text:name="org3ad4642"/><text:bookmark-start text:name="OrgXref.org3ad4642"/><text:bookmark-start text:name="__RefHeading___Toc1835_3453772856"/><text:soft-page-break/>Matching Order <text:bookmark-end text:name="OrgXref.org3ad4642"/><text:bookmark-end text:name="__RefHeading___Toc1835_3453772856"/></text:h>
      <text:p text:style-name="Text_20_body">Rules are matched in top-down order, with the caveat that the most-specific match which occurs first will be used. This means the rule which has the longest context. Example, given the following rules: </text:p>
      <text:p text:style-name="OrgFixedWidthBlock">p1: a --&gt; aa</text:p>
      <text:p text:style-name="OrgFixedWidthBlock">p2: b(i) &lt; a --&gt; c</text:p>
      <text:p text:style-name="OrgFixedWidthBlock">p3: bb(i) &lt; a : i &lt; 10 --&gt; d</text:p>
      <text:p text:style-name="OrgFixedWidthBlock">p4: bb(i) &lt; a : i &lt; 5 --&gt; c</text:p>
      <text:p text:style-name="OrgFixedWidthBlock"/>
      <text:p text:style-name="OrgFixedWidthBlock">and the string, bbb(4)a, the result will be: </text:p>
      <text:p text:style-name="OrgFixedWidthBlock"/>
      <text:p text:style-name="OrgFixedWidthBlockLastLine">bbb(4)d</text:p>
      <text:p text:style-name="Text_20_body">because p3 is more specific, i.e. it has a longer context, than p1 or p2, and has the same specificity as p4, but it comes first. </text:p>
      <text:h text:style-name="Heading_20_3" text:outline-level="3"><text:bookmark text:name="orged68976"/><text:bookmark-start text:name="OrgXref.orged68976"/><text:bookmark-start text:name="__RefHeading___Toc1837_3453772856"/>Conditional Tests <text:bookmark-end text:name="OrgXref.orged68976"/><text:bookmark-end text:name="__RefHeading___Toc1837_3453772856"/></text:h>
      <text:p text:style-name="Text_20_body">The simplest condition is a test, which is an expression that returns true or false and follows mathjs syntax and expression rules. For example: </text:p>
      <text:p text:style-name="OrgFixedWidthBlockLastLine">A(i) : i&lt;10 --&gt; F(i)A(i+1)</text:p>
      <text:p text:style-name="Text_20_body">If the string were BCA(1), it would be expanded to BCF(1)A(2). </text:p>
      <text:p text:style-name="Text_20_body">However, since a condition is </text:p>
      <text:p text:style-name="OrgFixedWidthBlockLastLine">[pre-condition] test [post-condition]</text:p>
      <text:p text:style-name="Text_20_body">where both pre- and post-condition have the format {expression} or are empty. Again, an expression is any valid mathjs expression that can use dummy variables in the current production, or local or global variables. The pre-condition is evaluated before the test, so you can compute values needed for the test. The post-condition is evaluated after both the pre-condition and the test and can be used to compute substitutions in the successor after a successful test. It's possible to use the post-condition without either pre-condition or test by inserting a '*' <text:span text:style-name="T12">or 1 f</text:span>or the test: </text:p>
      <text:p text:style-name="OrgFixedWidthBlock">v=0</text:p>
      <text:p text:style-name="OrgFixedWidthBlock">axiom: bbb(4)a</text:p>
      <text:p text:style-name="OrgFixedWidthBlockLastLine">bb(i) &lt; a : * {v=i} -&gt; d(v)</text:p>
      <text:p text:style-name="Text_20_body">In the UI, the parse of this system is shown as: </text:p>
      <text:p text:style-name="OrgFixedWidthBlock">axiom = bbb(4)a</text:p>
      <text:p text:style-name="OrgFixedWidthBlock">rules:= {pre, strict, post} {cond} {succ} {scope}</text:p>
      <text:p text:style-name="OrgFixedWidthBlockLastLine">{b,b(i),a,}{,true,v=i}{d(v)}{has scope}</text:p>
      <text:p text:style-name="Text_20_body">Here, the condition is shown as {,true,v=i}, where the pre-condition is empty, test is true, and the post-condition is v=i. </text:p>
      <text:p text:style-name="Text_20_body">Evaluating the L-system results in: </text:p>
      <text:p text:style-name="OrgFixedWidthBlockLastLine">bbb(4)d(4)</text:p>
      <text:h text:style-name="P19" text:outline-level="2"><text:bookmark-start text:name="__RefHeading___Toc1839_3453772856"/>Decomposition and Homomorphism<text:bookmark-end text:name="__RefHeading___Toc1839_3453772856"/></text:h>
      <text:p text:style-name="P14"><text:span text:style-name="T13">These are supported and documented </text:span><text:a xlink:type="simple" xlink:href="http://algorithmicbotany.org/virtual_laboratory/docs/CPFGmanual.pdf" text:style-name="Internet_20_link" text:visited-style-name="Visited_20_Internet_20_Link"><text:span text:style-name="T14">here.</text:span></text:a><text:span text:style-name="T14"> </text:span><text:span text:style-name="T16"><text:s/>Examples coming soon.</text:span></text:p>
      <text:h text:style-name="Heading_20_2" text:outline-level="2"><text:bookmark text:name="org6794bd0"/><text:bookmark-start text:name="OrgXref.org6794bd0"/><text:bookmark-start text:name="__RefHeading___Toc1841_3453772856"/>Pre-parsing <text:bookmark-end text:name="OrgXref.org6794bd0"/><text:bookmark-end text:name="__RefHeading___Toc1841_3453772856"/></text:h>
      <text:p text:style-name="Text_20_body">Before parsing, the L-system text is run through a JavaScript cpp-like parser which handles comments and macro defines. After that, all empty lines a<text:span text:style-name="T12">re</text:span> removed and the system is parsed. See <text:a xlink:type="simple" xlink:href="https://github.com/acgessler/cpp.js/blob/master/Readme.md" text:style-name="Internet_20_link" text:visited-style-name="Visited_20_Internet_20_Link">cpp.js README</text:a> for details on how this differs from standard CPP. <text:span text:style-name="T12">It works for basic pre-processing, but don’t try to get fancy </text:span><text:soft-page-break/><text:span text:style-name="T12">with macros with parameters.</text:span></text:p>
      <text:h text:style-name="Heading_20_3" text:outline-level="3"><text:bookmark text:name="org4700258"/><text:bookmark-start text:name="OrgXref.org4700258"/><text:bookmark-start text:name="__RefHeading___Toc1843_3453772856"/>Comments <text:bookmark-end text:name="OrgXref.org4700258"/><text:bookmark-end text:name="__RefHeading___Toc1843_3453772856"/></text:h>
      <text:p text:style-name="P13">C-style comments, '/<text:span text:style-name="T5">* ...</text:span>stuff..., including newline<text:span text:style-name="T5">s...</text:span> */’, are supported. </text:p>
      <text:p text:style-name="P13">Single-line '//' style comments are not <text:span text:style-name="T21">supported </text:span><text:span text:style-name="T5">because </text:span>they conflict with L-system module syntax. </text:p>
      <text:h text:style-name="Heading_20_3" text:outline-level="3"><text:bookmark text:name="org4c2ffbb"/><text:bookmark-start text:name="OrgXref.org4c2ffbb"/><text:bookmark-start text:name="__RefHeading___Toc1845_3453772856"/>Defines <text:bookmark-end text:name="OrgXref.org4c2ffbb"/><text:bookmark-end text:name="__RefHeading___Toc1845_3453772856"/></text:h>
      <text:p text:style-name="Text_20_body">Lines that start with '#define macro value', 'macro' being some word, create standard C-style macros where 'macro' is replaced with 'value' in the L-system before parsing starts. They are not as powerful as cpp. </text:p>
      <text:h text:style-name="Heading_20_2" text:outline-level="2"><text:bookmark text:name="orga0918a6"/><text:bookmark-start text:name="OrgXref.orga0918a6"/><text:bookmark-start text:name="__RefHeading___Toc1847_3453772856"/>Settings <text:bookmark-end text:name="OrgXref.orga0918a6"/><text:bookmark-end text:name="__RefHeading___Toc1847_3453772856"/></text:h>
      <text:p text:style-name="Text_20_body"><text:span text:style-name="T17">Before the axiom is specified</text:span>, settings variables can be set for the L-system. The following settings can be used to control default/initial L-system values, using standard syntax, i.e. var = value. Multiple settings on the same line must be separated by a semi-colon. <text:span text:style-name="Bold">Note</text:span> that the view setting is a JS object with the properties ‘<text:span text:style-name="T18">auto’, </text:span><text:s/>'position' and 'target'. <text:s/><text:span text:style-name="T18">The latter two have</text:span> values <text:span text:style-name="T18">that </text:span>are JS arrays of X,Y,Z coordinates. </text:p>
      <text:section text:style-name="Sect2" text:name="Section6">
        <table:table table:name="Table6" table:style-name="Table6">
          <table:table-column table:style-name="Table6.A"/>
          <table:table-column table:style-name="Table6.B"/>
          <table:table-row>
            <table:table-cell table:style-name="Table6.A1" office:value-type="string">
              <text:p text:style-name="OrgTableContentsLeft"><text:span text:style-name="Bold">stemsize</text:span></text:p>
            </table:table-cell>
            <table:table-cell table:style-name="Table6.A1" office:value-type="string">
              <text:p text:style-name="OrgTableContentsLeft">width of extrusion. default: 0.1</text:p>
            </table:table-cell>
          </table:table-row>
          <table:table-row>
            <table:table-cell table:style-name="Table6.A2" office:value-type="string">
              <text:p text:style-name="OrgTableContentsLeft"><text:span text:style-name="Bold">delta</text:span></text:p>
            </table:table-cell>
            <table:table-cell table:style-name="Table6.A2" office:value-type="string">
              <text:p text:style-name="OrgTableContentsLeft">angle in degrees of yaw, pitch, and roll. default: 90</text:p>
            </table:table-cell>
          </table:table-row>
          <table:table-row>
            <table:table-cell table:style-name="Table6.A2" office:value-type="string">
              <text:p text:style-name="OrgTableContentsLeft"><text:span text:style-name="Bold">step</text:span></text:p>
            </table:table-cell>
            <table:table-cell table:style-name="Table6.A2" office:value-type="string">
              <text:p text:style-name="OrgTableContentsLeft">distance traveled by F,f,G,g modules. default: 1</text:p>
            </table:table-cell>
          </table:table-row>
          <table:table-row>
            <table:table-cell table:style-name="Table6.A4" office:value-type="string">
              <text:p text:style-name="OrgTableContentsLeft"><text:span text:style-name="Bold">view</text:span></text:p>
            </table:table-cell>
            <table:table-cell table:style-name="Table6.A2" office:value-type="string">
              <text:p text:style-name="OrgTableContentsLeft"><text:span text:style-name="Bold">position:</text:span> 3D position of viewer/camera.</text:p>
              <text:p text:style-name="P10"><text:span text:style-name="Bold">target:</text:span> 3D position of view/camera target.</text:p>
              <text:p text:style-name="P10">e.g. view = {position: [20,20,5], target: [0,8,0]}</text:p>
              <text:p text:style-name="P10">— or ---</text:p>
              <text:p text:style-name="P10"><text:span text:style-name="T7">auto: </text:span>direction</text:p>
              <text:p text:style-name="P10">where direction is one of 'X', '-X', 'Y', '-Y', 'Z', '-Z', or a direction array defining where the camera position should be. The target is always the center of the bounding sphere of the drawn geometry and the distance from the target is about twice the radius of the bounding sphere.</text:p>
              <text:p text:style-name="P10">e.g. view = {auto: 'y'} will look down on the X<text:span text:style-name="T22">Z</text:span> plane. Note, case-insensitivity and quotes.</text:p>
              <text:p text:style-name="P10">— or ---</text:p>
              <text:p text:style-name="P10">view = {auto: [1,1,1]} </text:p>
              <text:p text:style-name="P10">will place the camera on a line through the target center parallel to the vector 1,1,1, looking at the target.</text:p>
              <text:p text:style-name="P11">The default view is {auto: 'X'}</text:p>
            </table:table-cell>
          </table:table-row>
        </table:table>
      </text:section>
      <text:h text:style-name="Heading_20_2" text:outline-level="2"><text:bookmark text:name="org7439847"/><text:bookmark-start text:name="OrgXref.org7439847"/><text:bookmark-start text:name="__RefHeading___Toc1849_3453772856"/>Variables <text:bookmark-end text:name="OrgXref.org7439847"/><text:bookmark-end text:name="__RefHeading___Toc1849_3453772856"/></text:h>
      <text:p text:style-name="Text_20_body">Variables used in the L-system can be set and used in the rules. If you define and set a variable before the lsystem: keyword <text:span text:style-name="T12">(which is not required)</text:span>, <text:span text:style-name="T12">the variable</text:span> will be global across the main L-system and any sub-L-systems. If the variable is set after the lsystem: keyword, it is local to that L-system. Module parameter variables are local to the rule they are used in. However, since global and L-system local variables can be <text:soft-page-break/>used in rule expressions along with module parameters, it's best not to have name conflicts. For example if you have a parameterized module like, A(t), then defining a global or L-system scope variable, t, may cause you grief. LS Explorer uses a dynamic scoping mechanism where it looks for variables first in rule scope, then L-system scope, and, finally, global scope. </text:p>
      <text:h text:style-name="Heading_20_2" text:outline-level="2"><text:bookmark text:name="orgd019df7"/><text:bookmark-start text:name="OrgXref.orgd019df7"/><text:bookmark-start text:name="__RefHeading___Toc1851_3453772856"/>Expressions <text:bookmark-end text:name="OrgXref.orgd019df7"/><text:bookmark-end text:name="__RefHeading___Toc1851_3453772856"/></text:h>
      <text:p text:style-name="Text_20_body">Expressions occur in tests, parameters, and pre/post test; they follow mathjs syntax: <text:a xlink:type="simple" xlink:href="https://mathjs.org/docs/expressions/syntax.html" text:style-name="Internet_20_link" text:visited-style-name="Visited_20_Internet_20_Link">Expression syntax for mathjs</text:a>. </text:p>
      <text:p text:style-name="Text_20_body">Of particular note, are the logical operators which must be written explicitly as </text:p>
      <text:section text:style-name="Sect2" text:name="Section7">
        <table:table table:name="Table7" table:style-name="Table7">
          <table:table-column table:style-name="Table7.A"/>
          <table:table-column table:style-name="Table7.B"/>
          <table:table-row>
            <table:table-cell table:style-name="Table7.A1" office:value-type="string">
              <text:p text:style-name="OrgTableContentsLeft"><text:span text:style-name="Bold">and</text:span></text:p>
            </table:table-cell>
            <table:table-cell table:style-name="Table7.A1" office:value-type="string">
              <text:p text:style-name="OrgTableContentsLeft">instead of <text:span text:style-name="Bold">'&amp;&amp;'</text:span></text:p>
            </table:table-cell>
          </table:table-row>
          <table:table-row>
            <table:table-cell table:style-name="Table7.A2" office:value-type="string">
              <text:p text:style-name="OrgTableContentsLeft"><text:span text:style-name="Bold">or</text:span></text:p>
            </table:table-cell>
            <table:table-cell table:style-name="Table7.A2" office:value-type="string">
              <text:p text:style-name="OrgTableContentsLeft">instead of <text:span text:style-name="Bold">'||'</text:span></text:p>
            </table:table-cell>
          </table:table-row>
          <table:table-row>
            <table:table-cell table:style-name="Table7.A3" office:value-type="string">
              <text:p text:style-name="OrgTableContentsLeft"><text:span text:style-name="Bold">not</text:span></text:p>
            </table:table-cell>
            <table:table-cell table:style-name="Table7.B3" office:value-type="string">
              <text:p text:style-name="OrgTableContentsLeft">instead of <text:span text:style-name="Bold">'!'</text:span></text:p>
            </table:table-cell>
          </table:table-row>
        </table:table>
      </text:section>
      <text:p text:style-name="Text_20_body">for example: </text:p>
      <text:p text:style-name="OrgFixedWidthBlockLastLine">(t &gt; 0) and not u, instead of <text:s/>(t &gt; 0) &amp;&amp; !u</text:p>
      <text:h text:style-name="P19" text:outline-level="2"><text:bookmark-start text:name="__RefHeading___Toc1853_3453772856"/>Syntax overview<text:bookmark-end text:name="__RefHeading___Toc1853_3453772856"/></text:h>
      <text:p text:style-name="P5">Generally, you should try for something close to this, in order from top down:</text:p>
      <text:list text:style-name="L2">
        <text:list-item>
          <text:p text:style-name="P36">A section of #defines at the top, which will be expanded before parsing.</text:p>
        </text:list-item>
        <text:list-item>
          <text:p text:style-name="P36">Global variable statements, including view, stemsize, delta, ….</text:p>
        </text:list-item>
        <text:list-item>
          <text:p text:style-name="P37">The <text:span text:style-name="T11">lsystem: tag</text:span><text:span text:style-name="T15"> <text:s/></text:span>statement, not strictly required unless you use sub-L-systems. <text:span text:style-name="T25">However, if not supplied, then all variables are global – again, not really noticable for single L-system.</text:span></text:p>
        </text:list-item>
        <text:list-item>
          <text:p text:style-name="P38">derivation length: steps, or n = steps, or dlength = steps statement.</text:p>
          <text:p text:style-name="P38"><text:span text:style-name="T18">Then</text:span> any L-system local variable definitions.</text:p>
        </text:list-item>
        <text:list-item>
          <text:p text:style-name="P37"><text:span text:style-name="T18">a</text:span>xiom: &lt;your axiom here&gt;</text:p>
        </text:list-item>
        <text:list-item>
          <text:p text:style-name="P37">A set of productions</text:p>
        </text:list-item>
        <text:list-item>
          <text:p text:style-name="P37">Optionally, the keyword, decomposition, followed by decomposition productions. Optionally, with the maximum depth: n statement.</text:p>
        </text:list-item>
        <text:list-item>
          <text:p text:style-name="P37">Optionally, the keyword, homomorphism, followed by homomorphism productions. Optionally, with the maximum depth: n statement.</text:p>
        </text:list-item>
        <text:list-item>
          <text:p text:style-name="P37">The keyword, endlsystem, not required unless sub-L-systems follow.</text:p>
        </text:list-item>
        <text:list-item>
          <text:p text:style-name="P37">Optionally, the keyword lsystem: x, followed by the previous <text:span text:style-name="T25">components </text:span>of lsystem. Note that the derivation length for sub-L-systems is ignored.</text:p>
        </text:list-item>
      </text:list>
      <text:h text:style-name="Heading_20_1" text:outline-level="1"><text:bookmark text:name="org24e363b"/><text:bookmark-start text:name="OrgXref.org24e363b"/><text:bookmark-start text:name="__RefHeading___Toc1855_3453772856"/>UI and controls <text:bookmark-end text:name="OrgXref.org24e363b"/><text:bookmark-end text:name="__RefHeading___Toc1855_3453772856"/></text:h>
      <text:h text:style-name="P22" text:outline-level="2">File Menu</text:h>
      <text:list text:style-name="OrgBulletedList">
        <text:list-item>
          <text:p text:style-name="P33"><text:span text:style-name="Bold"><text:span text:style-name="T25">New LS file </text:span></text:span><text:span text:style-name="Bold"><text:span text:style-name="T27">clears the text widget</text:span></text:span></text:p>
        </text:list-item>
        <text:list-item>
          <text:p text:style-name="P33"><text:span text:style-name="Bold"><text:span text:style-name="T25">Open LS </text:span></text:span><text:span text:style-name="Bold">File</text:span> allows you to load an lsystem locally. It is a text file, typically with a<text:span text:style-name="T25">n</text:span> .ls extension </text:p>
        </text:list-item>
        <text:list-item>
          <text:p text:style-name="P33"><text:span text:style-name="Bold">Save LS</text:span> <text:span text:style-name="T25">file </text:span>allows you to save the L-system text file. </text:p>
        </text:list-item>
        <text:list-item>
          <text:p text:style-name="P43"><text:soft-page-break/>Save Model Mesh(es)<text:span text:style-name="T26"> is enabled after L-system has been run. It allows you to store the 3D models as GLTF or babylonjs files. There are tradeoffs with both. GLTF2/GLB is widely supported but currently can’t save instances or materials. Babylon format saves the entire scene, but is not supported by most tools, including Blender.</text:span></text:p>
        </text:list-item>
      </text:list>
      <text:h text:style-name="P23" text:outline-level="2">Examples</text:h>
      <text:p text:style-name="P42"><text:tab/><text:span text:style-name="T30">Toggles a chooser for loading example L-systems packaged with the program.</text:span></text:p>
      <text:h text:style-name="P23" text:outline-level="2">Settings</text:h>
      <text:list text:style-name="L3">
        <text:list-item>
          <text:p text:style-name="P40">Here you can Save, Restore, or Reset the settings, which are:</text:p>
          <text:list>
            <text:list-item>
              <text:p text:style-name="P40">Load Demo on Startup – <text:span text:style-name="T31">on by default, </text:span>uncheck this when you’ve seen it enough</text:p>
            </text:list-item>
            <text:list-item>
              <text:p text:style-name="P40">Auto Build on Load – <text:span text:style-name="T31">on by default, </text:span>uncheck this if you’re working on unstable L-systems</text:p>
            </text:list-item>
            <text:list-item>
              <text:p text:style-name="P41">Use Multi-Turtles – off by default, enable this at the risk of breaking some functionality. When on, the interpretation/drawing creates a new turtle for each branch and then gives each turtle one step on its branch in a round-robin draw mode. When a turtle reaches the end of the branch it is destroyed. This mode typically appears more natural, however there are several operations, including TABOP nested polygon productions, that do not work in this mode, so it's best to turn it off if things look wonky. </text:p>
            </text:list-item>
            <text:list-item>
              <text:p text:style-name="P40">Use <text:span text:style-name="T31">Instances – on by default, uncheck this when you want to save to GLTF2/GLB</text:span></text:p>
            </text:list-item>
          </text:list>
        </text:list-item>
      </text:list>
      <text:h text:style-name="P24" text:outline-level="2">Help</text:h>
      <text:p text:style-name="P46"><text:tab/><text:span text:style-name="T31">Here are links to this document, and many others that may help.</text:span></text:p>
      <text:h text:style-name="Heading_20_2" text:outline-level="2"><text:bookmark-start text:name="__RefHeading___Toc1857_3453772856"/><text:bookmark-start text:name="OrgXref.org2289d83"/>L-system controls <text:bookmark-end text:name="__RefHeading___Toc1857_3453772856"/><text:bookmark-end text:name="OrgXref.org2289d83"/></text:h>
      <text:p text:style-name="Text_20_body">Here, you can load an L-system file from disk or enter one manually in the text area. Below the choose file entry are controls to build, step, parse, rewrite, and draw the L-system. </text:p>
      <text:list text:style-name="OrgBulletedList">
        <text:list-item>
          <text:p text:style-name="P32"><text:span text:style-name="Bold">Build</text:span> <text:span text:style-name="T31">(</text:span><text:span text:style-name="T31"><draw:frame draw:style-name="fr3" draw:name="Image1" text:anchor-type="as-char" svg:y="-0.1299in" svg:width="0.1665in" svg:height="0.1665in" draw:z-index="0"><draw:image xlink:href="Pictures/100004DC000001A7000001A7BA12F38F.svg" xlink:type="simple" xlink:show="embed" xlink:actuate="onLoad" draw:mime-type="image/svg+xml"/><draw:image xlink:href="Pictures/1000000100000018000000187529F3A4.png" xlink:type="simple" xlink:show="embed" xlink:actuate="onLoad" draw:mime-type="image/png"/></draw:frame></text:span><text:span text:style-name="T31">) </text:span>will clear geometry, reset the turtle, re-parse, and rewrite the L-system before drawing. </text:p>
        </text:list-item>
        <text:list-item>
          <text:p text:style-name="P32"><text:span text:style-name="Bold">Step</text:span> <text:span text:style-name="T31">(</text:span><text:span text:style-name="T31"><draw:frame draw:style-name="fr1" draw:name="Image2" text:anchor-type="as-char" svg:width="0.1772in" svg:height="0.1772in" draw:z-index="1"><draw:image xlink:href="Pictures/1000016E000001C2000001C20ECB882F.svg" xlink:type="simple" xlink:show="embed" xlink:actuate="onLoad" draw:mime-type="image/svg+xml"/><draw:image xlink:href="Pictures/100000010000001A0000001A3FC2791C.png" xlink:type="simple" xlink:show="embed" xlink:actuate="onLoad" draw:mime-type="image/png"/></draw:frame></text:span><text:span text:style-name="T31">) </text:span>will do one iteration step of the L-system, i.e. one rewrite step and one draw, no matter how many iterations are specified in the L-system spec. As a special case, if the <text:span text:style-name="Bold">Parse</text:span> button is used to reparse and recreate the L-system, <text:span text:style-name="Bold">Step</text:span> will initially write and interpret just the axiom; subsequent steps will clear the previous geometry, rewrite one step of the L-system, and redraw it. </text:p>
        </text:list-item>
        <text:list-item>
          <text:p text:style-name="P32"><text:span text:style-name="Bold">Parse</text:span> <text:span text:style-name="T31">(&lt; &gt;</text:span><text:span text:style-name="T33">)</text:span><text:span text:style-name="T31"> t</text:span>his button will parse whatever text is in the L-system source area, re-create the current L-system and show the result in the L-system Expansion text box. If you make changes to the L-system, choose this first. </text:p>
        </text:list-item>
        <text:list-item>
          <text:p text:style-name="P32"><text:span text:style-name="Bold">Rewrite</text:span> <text:span text:style-name="T31">(</text:span><text:span text:style-name="T31"><draw:frame draw:style-name="fr2" draw:name="Image3" text:anchor-type="as-char" svg:y="-0.1598in" svg:width="0.1799in" svg:height="0.1799in" draw:z-index="2"><draw:image xlink:href="Pictures/1000023F000001C2000001C2CCBA5023.svg" xlink:type="simple" xlink:show="embed" xlink:actuate="onLoad" draw:mime-type="image/svg+xml"/><draw:image xlink:href="Pictures/100000010000001A0000001AB77A7C7E.png" xlink:type="simple" xlink:show="embed" xlink:actuate="onLoad" draw:mime-type="image/png"/></draw:frame></text:span><text:span text:style-name="T33">)</text:span><text:span text:style-name="T31"> </text:span>will rewrite the parsed L-system, and, again, place the result in the L-system Expansion box. </text:p>
        </text:list-item>
        <text:list-item>
          <text:p text:style-name="P32"><text:span text:style-name="Bold">Draw</text:span> <text:span text:style-name="T31">(</text:span><text:span text:style-name="T31"><draw:frame draw:style-name="fr1" draw:name="Image4" text:anchor-type="as-char" svg:width="0.1772in" svg:height="0.1772in" draw:z-index="3"><draw:image xlink:href="Pictures/1000059F000001C2000001C2EDC7B1B2.svg" xlink:type="simple" xlink:show="embed" xlink:actuate="onLoad" draw:mime-type="image/svg+xml"/><draw:image xlink:href="Pictures/100000010000001A0000001A555500F7.png" xlink:type="simple" xlink:show="embed" xlink:actuate="onLoad" draw:mime-type="image/png"/></draw:frame></text:span><text:span text:style-name="T31">) </text:span>will interpret the expanded system and draw the geometry on the canvas. Note, that <text:span text:style-name="Bold">Draw</text:span> neither clears, nor resets any previously drawn geometry. </text:p>
        </text:list-item>
        <text:list-item>
          <text:p text:style-name="P44">More Modules<text:span text:style-name="T26"> allows you to insert Greek characters a regular modules or variables. Position the cursor first.</text:span></text:p>
        </text:list-item>
        <text:list-item>
          <text:p text:style-name="P32"><text:span text:style-name="Bold">Gen Code</text:span> <text:span text:style-name="T31">(also &lt; &gt; icon) </text:span>causes the interpretation to generate the turtle code that it uses to draw the geometry. This is simpler in single turtle mode. This should run standalone (with the Turtle3d class) to generate the geometry </text:p>
        </text:list-item>
        <text:list-item>
          <text:p text:style-name="P32"><text:span text:style-name="Bold">Save Model</text:span> allows you to save drawn geometry to a .babylon or GLTF/GLB file. <text:span text:style-name="T31">Duplicates the </text:span><text:soft-page-break/><text:span text:style-name="T31">menu selection.</text:span></text:p>
        </text:list-item>
      </text:list>
      <text:p text:style-name="Text_20_body"/>
      <text:h text:style-name="Heading_20_2" text:outline-level="2"><text:bookmark text:name="orgf63fde9"/><text:bookmark-start text:name="OrgXref.orgf63fde9"/><text:bookmark-start text:name="__RefHeading___Toc1859_3453772856"/>Turtle controls <text:bookmark-end text:name="OrgXref.orgf63fde9"/><text:bookmark-end text:name="__RefHeading___Toc1859_3453772856"/></text:h>
      <text:p text:style-name="Text_20_body">Below the L-system controls are the turtle controls. </text:p>
      <text:list xml:id="list140234371328289" text:style-name="OrgBulletedList">
        <text:list-item>
          <text:p text:style-name="P32"><text:span text:style-name="Bold">Hide/Show</text:span> <text:span text:style-name="T32">(</text:span><text:span text:style-name="T32"><draw:frame draw:style-name="fr2" draw:name="Image5" text:anchor-type="as-char" svg:y="-0.1402in" svg:width="0.1772in" svg:height="0.1772in" draw:z-index="4"><draw:image xlink:href="Pictures/10000207000001C2000001C219A1C613.svg" xlink:type="simple" xlink:show="embed" xlink:actuate="onLoad" draw:mime-type="image/svg+xml"/><draw:image xlink:href="Pictures/100000010000001A0000001A2EF37E03.png" xlink:type="simple" xlink:show="embed" xlink:actuate="onLoad" draw:mime-type="image/png"/></draw:frame></text:span><text:span text:style-name="T32">) </text:span>will hide or show the turtle shape, which is a mini axis of the HLU system of the turtle. Note that the size of the turtle axes is 0.5 units. </text:p>
        </text:list-item>
        <text:list-item>
          <text:p text:style-name="P32"><text:span text:style-name="Bold">Home</text:span> <text:span text:style-name="T32">(</text:span><text:span text:style-name="T32"><draw:frame draw:style-name="fr1" draw:name="Image6" text:anchor-type="as-char" svg:width="0.1772in" svg:height="0.1772in" draw:z-index="5"><draw:image xlink:href="Pictures/1000019F000001C2000001C2C736EA96.svg" xlink:type="simple" xlink:show="embed" xlink:actuate="onLoad" draw:mime-type="image/svg+xml"/><draw:image xlink:href="Pictures/100000010000001A0000001AC45F9238.png" xlink:type="simple" xlink:show="embed" xlink:actuate="onLoad" draw:mime-type="image/png"/></draw:frame></text:span><text:span text:style-name="T32">) </text:span>moves the turtle back to 0,0,0 and orients it along the axes. </text:p>
        </text:list-item>
        <text:list-item>
          <text:p text:style-name="P32"><text:span text:style-name="Bold">Reset</text:span> <text:span text:style-name="T32">(</text:span><text:span text:style-name="T32"><draw:frame draw:style-name="fr1" draw:name="Image7" text:anchor-type="as-char" svg:width="0.1772in" svg:height="0.1772in" draw:z-index="6"><draw:image xlink:href="Pictures/1000021E000001C2000001C2AEEBDCDB.svg" xlink:type="simple" xlink:show="embed" xlink:actuate="onLoad" draw:mime-type="image/svg+xml"/><draw:image xlink:href="Pictures/100000010000001A0000001A4D8FF6B4.png" xlink:type="simple" xlink:show="embed" xlink:actuate="onLoad" draw:mime-type="image/png"/></draw:frame></text:span><text:span text:style-name="T32">) </text:span>is the same as <text:span text:style-name="Bold">Clear</text:span> and <text:span text:style-name="Bold">Home</text:span> </text:p>
        </text:list-item>
        <text:list-item>
          <text:p text:style-name="P32"><text:span text:style-name="Bold">Clear</text:span> <text:span text:style-name="T32">(</text:span><text:span text:style-name="T32"><draw:frame draw:style-name="fr1" draw:name="Image8" text:anchor-type="as-char" svg:width="0.1665in" svg:height="0.1665in" draw:z-index="7"><draw:image xlink:href="Pictures/10000223000001A7000001A7F43F58C7.svg" xlink:type="simple" xlink:show="embed" xlink:actuate="onLoad" draw:mime-type="image/svg+xml"/><draw:image xlink:href="Pictures/100000010000001800000018B578C032.png" xlink:type="simple" xlink:show="embed" xlink:actuate="onLoad" draw:mime-type="image/png"/></draw:frame></text:span><text:span text:style-name="T32">) </text:span>will clear all the geometry generated by the turtle(s). </text:p>
          <text:p text:style-name="P47">To the right side of the tool bar are the following</text:p>
        </text:list-item>
        <text:list-item>
          <text:p text:style-name="P32"><text:span text:style-name="Bold">Show/Hide Color Table</text:span> <text:span text:style-name="T32">(</text:span><text:span text:style-name="T32"><draw:frame draw:style-name="fr1" draw:name="Image9" text:anchor-type="as-char" svg:width="0.1772in" svg:height="0.1772in" draw:z-index="8"><draw:image xlink:href="Pictures/10000315000001C2000001C259ACFA04.svg" xlink:type="simple" xlink:show="embed" xlink:actuate="onLoad" draw:mime-type="image/svg+xml"/><draw:image xlink:href="Pictures/100000010000001A0000001A039A5E3D.png" xlink:type="simple" xlink:show="embed" xlink:actuate="onLoad" draw:mime-type="image/png"/></draw:frame></text:span><text:span text:style-name="T32">)</text:span>displays the current color/material table </text:p>
        </text:list-item>
        <text:list-item>
          <text:p text:style-name="P45">Turtle/Camera<text:span text:style-name="T26"> </text:span>Info<text:span text:style-name="T26"> (</text:span><text:span text:style-name="T26"><draw:frame draw:style-name="fr1" draw:name="Image10" text:anchor-type="as-char" svg:width="0.1772in" svg:height="0.1772in" draw:z-index="9"><draw:image xlink:href="Pictures/1000015E000001C2000001C2D7BA54D2.svg" xlink:type="simple" xlink:show="embed" xlink:actuate="onLoad" draw:mime-type="image/svg+xml"/><draw:image xlink:href="Pictures/100000010000001A0000001A84E6CA4D.png" xlink:type="simple" xlink:show="embed" xlink:actuate="onLoad" draw:mime-type="image/png"/></draw:frame></text:span><text:span text:style-name="T26">) displays basic turtle and camera state. Hit the </text:span><text:span text:style-name="T29">Update</text:span><text:span text:style-name="T26"> button after scolling around.</text:span></text:p>
        </text:list-item>
      </text:list>
      <text:h text:style-name="Heading_20_2" text:outline-level="2"><text:bookmark text:name="org7808bd3"/><text:bookmark-start text:name="__RefHeading___Toc1861_3453772856"/><text:bookmark-start text:name="OrgXref.org7808bd3"/>Scene Controls <text:bookmark-end text:name="__RefHeading___Toc1861_3453772856"/><text:bookmark-end text:name="OrgXref.org7808bd3"/></text:h>
      <text:list text:continue-numbering="true" text:style-name="OrgBulletedList">
        <text:list-item>
          <text:p text:style-name="P35"><text:span text:style-name="Bold">Look at </text:span><text:span text:style-name="Bold"><text:span text:style-name="T32">(</text:span></text:span><text:span text:style-name="Bold"><text:span text:style-name="T32"><draw:frame draw:style-name="fr1" draw:name="Image11" text:anchor-type="as-char" svg:width="0.1772in" svg:height="0.1772in" draw:z-index="10"><draw:image xlink:href="Pictures/1000041F000001C2000001C2C575DDE1.svg" xlink:type="simple" xlink:show="embed" xlink:actuate="onLoad" draw:mime-type="image/svg+xml"/><draw:image xlink:href="Pictures/100000010000001A0000001AF3FACE4F.png" xlink:type="simple" xlink:show="embed" xlink:actuate="onLoad" draw:mime-type="image/png"/></draw:frame></text:span></text:span><text:span text:style-name="Bold"><text:span text:style-name="T28">) </text:span></text:span><text:span text:style-name="Bold"><text:span text:style-name="T26">orients the camera so </text:span></text:span><text:span text:style-name="Bold"><text:span text:style-name="T28">that</text:span></text:span></text:p>
          <text:list>
            <text:list-item>
              <text:p text:style-name="P35"><text:span text:style-name="Bold">Turtle</text:span> the turtle is in the center of view</text:p>
            </text:list-item>
            <text:list-item>
              <text:p text:style-name="P35"><text:span text:style-name="T8">O</text:span><text:span text:style-name="T7">rigin</text:span><text:span text:style-name="T26"> </text:span><text:span text:style-name="T28">is in the center</text:span></text:p>
            </text:list-item>
            <text:list-item>
              <text:p text:style-name="P35"><text:span text:style-name="T8">Mesh Center </text:span>the center of the drawn geometry bounding sphere <text:span text:style-name="T32">is in view.</text:span></text:p>
            </text:list-item>
          </text:list>
        </text:list-item>
        <text:list-item>
          <text:p text:style-name="P35"><text:span text:style-name="T8">T</text:span><text:span text:style-name="T7">oggle visibility</text:span> <text:span text:style-name="T34">(</text:span><text:span text:style-name="T34"><draw:frame draw:style-name="fr1" draw:name="Image12" text:anchor-type="as-char" svg:width="0.1772in" svg:height="0.1772in" draw:z-index="11"><draw:image xlink:href="Pictures/100001C0000001C2000001C2CCA2D4F5.svg" xlink:type="simple" xlink:show="embed" xlink:actuate="onLoad" draw:mime-type="image/svg+xml"/><draw:image xlink:href="Pictures/100000010000001A0000001ABF96AC40.png" xlink:type="simple" xlink:show="embed" xlink:actuate="onLoad" draw:mime-type="image/png"/></draw:frame></text:span><text:span text:style-name="T34">) </text:span>of the Ground, Sky, coordinate axes, and gridded planes on the primary axes. The latter can help to debug size issues. You can also 'look at' the turtle, the current origin for the turtle, or the center of the mesh bounding sphere: helpful if you've lost track of where you are when navigating around. </text:p>
        </text:list-item>
      </text:list>
      <text:h text:style-name="Heading_20_2" text:outline-level="2">Status</text:h>
      <text:p text:style-name="P46">Be<text:span text:style-name="T31">tweem</text:span> the L-system source <text:span text:style-name="T31">area and the L-system Expansion output are</text:span> more <text:span text:style-name="T31">stat</text:span>us <text:span text:style-name="T31">and con</text:span>trols: </text:p>
      <text:list text:style-name="OrgBulletedList">
        <text:list-item>
          <text:p text:style-name="P34"><text:span text:style-name="Bold">L</text:span><text:span text:style-name="Bold"><text:span text:style-name="T31">S </text:span></text:span><text:span text:style-name="Bold">status:</text:span> |X|Y|Z| , where X is the number of iterations/expansions of the axiom; Y is the number of modules in the L-system expansion, and Z is the number of modules that have been interpreted/drawn. This last box will turn green when drawing is complete. </text:p>
        </text:list-item>
        <text:list-item>
          <text:p text:style-name="P34"><text:span text:style-name="Bold">Speed</text:span> is an input to control the drawing speed in modules/frame. It defaults to 2<text:span text:style-name="T32">5</text:span>0 and runs from 1 to <text:span text:style-name="T32">10</text:span>00. Higher rates tend to bog down the browser. </text:p>
        </text:list-item>
      </text:list>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master-page-name="">
      <style:paragraph-properties fo:margin-top="0.0799in" fo:margin-bottom="0.0201in" style:contextual-spacing="true" fo:text-align="center" style:justify-single-word="false" style:page-number="auto"/>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loext:graphic-properties draw:fill="solid" draw:fill-color="#ffffff" draw:fill-image-width="1in" draw:fill-image-height="1in" style:repeat="repeat" draw:fill-image-ref-point-x="0%" draw:fill-image-ref-point-y="0%" draw:fill-image-ref-point="center" draw:tile-repeat-offset="0% vertical"/>
      <style:paragraph-properties fo:margin-left="0in" fo:margin-right="0in" fo:text-indent="0in"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solid" draw:fill-color="#ffffff"/>
      <style:paragraph-properties fo:margin-left="0in" fo:margin-right="0in" fo:text-indent="0in" style:auto-text-indent="false" fo:background-color="#ffffff">
        <style:tab-stops>
          <style:tab-stop style:position="6.6929in" style:type="right" style:leader-style="dotted" style:leader-text="."/>
        </style:tab-stops>
      </style:paragraph-properties>
    </style:style>
    <style:style style:name="Contents_20_2" style:display-name="Contents 2" style:family="paragraph" style:parent-style-name="Index" style:class="index">
      <loext:graphic-properties draw:fill="solid" draw:fill-color="#ffffff"/>
      <style:paragraph-properties fo:margin-left="0.1965in" fo:margin-right="0in" fo:text-indent="0in" style:auto-text-indent="false" fo:background-color="#ffffff">
        <style:tab-stops>
          <style:tab-stop style:position="6.4965in"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3929in" fo:margin-right="0in" fo:text-indent="0in" style:auto-text-indent="false" fo:background-color="#ffffff">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eeeeee" draw:opacity="100%"/>
      <style:paragraph-properties fo:background-color="#eeeeee" fo:padding="0.0193in" fo:border="0.06pt solid #000000" style:shadow="none"/>
      <style:text-properties fo:font-weight="bold"/>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fo:background-color="transparent" draw:fill="none" draw:fill-color="#729fcf"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style:font-name="StarSymbol"/>
      </text:list-level-style-bullet>
      <text:list-level-style-bullet text:level="2" text:style-name="Bullet_5f_20_5f_Symbols" loext:num-list-format="%2%." style:num-suffix="." text:bullet-char="•">
        <style:list-level-properties text:space-before="0.5in" text:min-label-width="0.25in"/>
        <style:text-properties style:font-name="StarSymbol"/>
      </text:list-level-style-bullet>
      <text:list-level-style-bullet text:level="3" text:style-name="Bullet_5f_20_5f_Symbols" loext:num-list-format="%3%." style:num-suffix="." text:bullet-char="•">
        <style:list-level-properties text:space-before="0.75in" text:min-label-width="0.25in"/>
        <style:text-properties style:font-name="StarSymbol"/>
      </text:list-level-style-bullet>
      <text:list-level-style-bullet text:level="4" text:style-name="Bullet_5f_20_5f_Symbols" loext:num-list-format="%4%." style:num-suffix="." text:bullet-char="•">
        <style:list-level-properties text:space-before="1in" text:min-label-width="0.25in"/>
        <style:text-properties style:font-name="StarSymbol"/>
      </text:list-level-style-bullet>
      <text:list-level-style-bullet text:level="5" text:style-name="Bullet_5f_20_5f_Symbols" loext:num-list-format="%5%." style:num-suffix="." text:bullet-char="•">
        <style:list-level-properties text:space-before="1.25in" text:min-label-width="0.25in"/>
        <style:text-properties style:font-name="StarSymbol"/>
      </text:list-level-style-bullet>
      <text:list-level-style-bullet text:level="6" text:style-name="Bullet_5f_20_5f_Symbols" loext:num-list-format="%6%." style:num-suffix="." text:bullet-char="•">
        <style:list-level-properties text:space-before="1.5in" text:min-label-width="0.25in"/>
        <style:text-properties style:font-name="StarSymbol"/>
      </text:list-level-style-bullet>
      <text:list-level-style-bullet text:level="7" text:style-name="Bullet_5f_20_5f_Symbols" loext:num-list-format="%7%." style:num-suffix="." text:bullet-char="•">
        <style:list-level-properties text:space-before="1.75in" text:min-label-width="0.25in"/>
        <style:text-properties style:font-name="StarSymbol"/>
      </text:list-level-style-bullet>
      <text:list-level-style-bullet text:level="8" text:style-name="Bullet_5f_20_5f_Symbols" loext:num-list-format="%8%." style:num-suffix="." text:bullet-char="•">
        <style:list-level-properties text:space-before="2in" text:min-label-width="0.25in"/>
        <style:text-properties style:font-name="StarSymbol"/>
      </text:list-level-style-bullet>
      <text:list-level-style-bullet text:level="9" text:style-name="Bullet_5f_20_5f_Symbols" loext:num-list-format="%9%." style:num-suffix="." text:bullet-char="•">
        <style:list-level-properties text:space-before="2.25in" text:min-label-width="0.25in"/>
        <style:text-properties style:font-name="StarSymbol"/>
      </text:list-level-style-bullet>
      <text:list-level-style-bullet text:level="10" text:style-name="Bullet_5f_20_5f_Symbols" loext:num-list-format="%10%." style:num-suffix="." text:bullet-char="•">
        <style:list-level-properties text:space-before="2.5in" text:min-label-width="0.25in"/>
        <style:text-properties style:font-name="Star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402in" fo:margin-bottom="0.7402in" fo:margin-left="0.7402in" fo:margin-right="0.7402in" fo:border="none" fo:padding="0.020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style:style style:name="Mdp3" style:family="drawing-page">
      <style:drawing-page-properties draw:fill="none" draw:background-size="full" draw:fill-color="#729fcf"/>
    </style:style>
  </office:automatic-styles>
  <office:master-styles>
    <style:master-page style:name="Standard" style:page-layout-name="Mpm1" draw:style-name="Mdp1" style:next-style-name="HTML">
      <style:footer>
        <text:p text:style-name="MP1"><text:page-number text:select-page="current">1</text:page-number></text:p>
      </style:footer>
    </style:master-page>
    <style:master-page style:name="OrgTitlePage" style:page-layout-name="Mpm2" draw:style-name="Mdp2" style:next-style-name="OrgFrontMatterPage"/>
    <style:master-page style:name="OrgFrontMatterPage" style:page-layout-name="Mpm3" draw:style-name="Mdp2">
      <style:footer>
        <text:p text:style-name="MP1"><text:page-number text:select-page="current">0</text:page-number></text:p>
      </style:footer>
    </style:master-page>
    <style:master-page style:name="OrgFirstPage" style:page-layout-name="Mpm4" draw:style-name="Mdp3" style:next-style-name="OrgPage">
      <style:footer>
        <text:p text:style-name="MP1"><text:page-number text:select-page="current">0</text:page-number></text:p>
      </style:footer>
    </style:master-page>
    <style:master-page style:name="OrgPage" style:page-layout-name="Mpm5" draw:style-name="Mdp2">
      <style:footer>
        <text:p text:style-name="MP1"><text:page-number text:select-page="current">0</text:page-number></text:p>
      </style:footer>
    </style:master-page>
    <style:master-page style:name="HTML" style:page-layout-name="Mpm6" draw:style-name="Mdp2"/>
    <style:master-page style:name="Endnote" style:page-layout-name="Mpm7"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23T16:14:28.614000000</dc:date>
    <meta:creation-date>2024-06-18T20:15:46</meta:creation-date>
    <meta:generator>LibreOffice/24.2.5.2$Windows_X86_64 LibreOffice_project/bffef4ea93e59bebbeaf7f431bb02b1a39ee8a59</meta:generator>
    <dc:title>L-System Explorer Quick Guide</dc:title>
    <meta:editing-duration>P6DT1H5M40S</meta:editing-duration>
    <meta:editing-cycles>8</meta:editing-cycles>
    <meta:print-date>2024-11-23T15:57:43.349000000</meta:print-date>
    <meta:printed-by>PDF files</meta:printed-by>
    <meta:document-statistic meta:table-count="8" meta:image-count="12" meta:object-count="0" meta:page-count="12" meta:paragraph-count="362" meta:word-count="4128" meta:character-count="24089" meta:non-whitespace-character-count="20150"/>
  </office:meta>
</office:document-meta>
</file>